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7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5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order-bottom="0.51pt solid #000000" fo:border-left="none" fo:border-right="none" fo:border-top="none"/>
    </style:style>
    <style:style style:name="ce15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6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1" style:family="table-cell" style:parent-style-name="Default" style:data-style-name="N110"/>
    <style:style style:name="ce17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/>
    <style:style style:name="ce18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 style:data-style-name="N109"/>
    <style:style style:name="ce1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3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>
      <style:table-cell-properties fo:background-color="transparent"/>
    </style:style>
    <style:style style:name="ce25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7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1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ext-properties fo:color="#999999" fo:font-style="italic" style:font-style-asian="italic" style:font-style-complex="italic"/>
    </style:style>
    <style:style style:name="ce264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66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7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8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 style:data-style-name="N109">
      <style:table-cell-properties style:vertical-align="automatic"/>
    </style:style>
    <style:style style:name="ce29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style:vertical-align="automatic"/>
    </style:style>
    <style:style style:name="ce29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0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0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1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6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9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>
      <style:table-cell-properties fo:background-color="#99ccff" style:vertical-align="top"/>
    </style:style>
    <style:style style:name="ce33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0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2" style:family="table-cell" style:parent-style-name="Default">
      <style:table-cell-properties fo:wrap-option="wrap"/>
    </style:style>
    <style:style style:name="ce1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0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31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32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>
      <style:table-cell-properties fo:border-bottom="0.51pt solid #000000" fo:border-left="none" fo:border-right="none" fo:border-top="none"/>
    </style:style>
    <style:style style:name="ce13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10"/>
    <style:style style:name="ce138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1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4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4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46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48" style:family="table-cell" style:parent-style-name="Default" style:data-style-name="N100"/>
    <style:style style:name="ce14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5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52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5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5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6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09"/>
    <style:style style:name="ce16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04" style:family="table-cell" style:parent-style-name="Default" style:data-style-name="N0"/>
    <style:style style:name="ce205" style:family="table-cell" style:parent-style-name="Default">
      <style:text-properties fo:font-style="italic" style:font-style-asian="italic" style:font-style-complex="italic"/>
    </style:style>
    <style:style style:name="ce206" style:family="table-cell" style:parent-style-name="Default">
      <style:text-properties fo:font-style="normal" style:font-style-asian="normal" style:font-style-complex="normal"/>
    </style:style>
    <style:style style:name="ce213" style:family="table-cell" style:parent-style-name="Default">
      <style:text-properties fo:font-weight="normal" style:font-weight-asian="normal" style:font-weight-complex="normal"/>
    </style:style>
    <style:style style:name="ce21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2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3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2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fo:background-color="transparent"/>
    </style:style>
    <style:style style:name="ce26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70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7" style:family="table-cell" style:parent-style-name="Default">
      <style:text-properties fo:font-weight="bold" style:font-weight-asian="bold" style:font-weight-complex="bold"/>
    </style:style>
    <style:style style:name="ce278" style:family="table-cell" style:parent-style-name="Default">
      <style:text-properties fo:color="#999999" fo:font-style="italic" style:font-style-asian="italic" style:font-style-complex="italic"/>
    </style:style>
    <style:style style:name="ce27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8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8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04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21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 style:data-style-name="N109">
      <style:table-cell-properties style:vertical-align="automatic"/>
    </style:style>
    <style:style style:name="ce32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8" style:family="table-cell" style:parent-style-name="Default">
      <style:table-cell-properties style:vertical-align="automatic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3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3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3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4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4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5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>
      <style:table-cell-properties fo:background-color="#99ccff" style:vertical-align="top"/>
    </style:style>
    <style:style style:name="ce36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6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6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48"/>
        <table:table-column table:style-name="co8" table:number-columns-repeated="4" table:default-cell-style-name="ce148"/>
        <table:table-column table:style-name="co5" table:default-cell-style-name="ce148"/>
        <table:table-column table:style-name="co9" table:default-cell-style-name="ce148"/>
        <table:table-column table:style-name="co7" table:default-cell-style-name="ce148"/>
        <table:table-column table:style-name="co10" table:default-cell-style-name="ce148"/>
        <table:table-column table:style-name="co11" table:default-cell-style-name="ce148"/>
        <table:table-column table:style-name="co12" table:default-cell-style-name="ce148"/>
        <table:table-column table:style-name="co13" table:number-columns-repeated="2" table:default-cell-style-name="ce148"/>
        <table:table-column table:style-name="co5" table:default-cell-style-name="ce148"/>
        <table:table-column table:style-name="co14" table:default-cell-style-name="ce148"/>
        <table:table-column table:style-name="co5" table:default-cell-style-name="ce148"/>
        <table:table-column table:style-name="co15" table:default-cell-style-name="ce148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37" table:number-columns-repeated="2"/>
          <table:table-cell table:style-name="ce142" table:number-columns-repeated="5"/>
          <table:table-cell table:number-columns-repeated="1012"/>
        </table:table-row>
        <table:table-row table:style-name="ro1">
          <table:table-cell table:style-name="ce12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27" table:number-columns-repeated="4"/>
          <table:table-cell table:style-name="ce138" table:number-columns-repeated="2"/>
          <table:table-cell table:style-name="ce143" table:number-columns-repeated="5"/>
          <table:table-cell table:style-name="ce150" table:number-columns-repeated="12"/>
          <table:table-cell table:style-name="ce127" table:number-columns-repeated="1000"/>
        </table:table-row>
        <table:table-row table:style-name="ro1">
          <table:table-cell table:number-columns-repeated="2"/>
          <table:table-cell table:style-name="ce133"/>
          <table:table-cell table:style-name="ce136"/>
          <table:table-cell table:style-name="ce136" office:value-type="string" calcext:value-type="string">
            <text:p>Duration</text:p>
          </table:table-cell>
          <table:table-cell table:style-name="ce139" office:value-type="string" calcext:value-type="string">
            <text:p>Step</text:p>
          </table:table-cell>
          <table:table-cell table:style-name="ce139" office:value-type="string" calcext:value-type="string">
            <text:p>Total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1" table:formula="of:=['1. Regression Testing'.$H$3]" office:value-type="time" office:time-value="PT13H30M00S" calcext:value-type="time">
            <text:p>13:30</text:p>
          </table:table-cell>
          <table:table-cell table:style-name="ce141" table:formula="of:=['1. Regression Testing'.$J$3]" office:value-type="time" office:time-value="PT13H30M00S" calcext:value-type="time">
            <text:p>13:30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1" table:formula="of:=['2. Preparation'.$H$3]" office:value-type="time" office:time-value="PT01H40M00S" calcext:value-type="time">
            <text:p>01:40</text:p>
          </table:table-cell>
          <table:table-cell table:style-name="ce141" table:formula="of:=['2. Preparation'.$J$3]" office:value-type="time" office:time-value="PT15H10M00S" calcext:value-type="time">
            <text:p>15:10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1" table:formula="of:=['3. Final Testing'.$H$3]" office:value-type="time" office:time-value="PT01H30M00S" calcext:value-type="time">
            <text:p>01:30</text:p>
          </table:table-cell>
          <table:table-cell table:style-name="ce141" table:formula="of:=['3. Final Testing'.$J$3]" office:value-type="time" office:time-value="PT16H40M00S" calcext:value-type="time">
            <text:p>16:40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1" table:formula="of:=['4. Build'.$H$3]" office:value-type="time" office:time-value="PT00H40M00S" calcext:value-type="time">
            <text:p>00:40</text:p>
          </table:table-cell>
          <table:table-cell table:style-name="ce141" table:formula="of:=['4. Build'.$J$3]" office:value-type="time" office:time-value="PT17H20M00S" calcext:value-type="time">
            <text:p>17:20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1" table:formula="of:=['5. Installation Testing'.$H$3]" office:value-type="time" office:time-value="PT00H40M00S" calcext:value-type="time">
            <text:p>00:40</text:p>
          </table:table-cell>
          <table:table-cell table:style-name="ce141" table:formula="of:=['5. Installation Testing'.$J$3]" office:value-type="time" office:time-value="PT17H55M00S" calcext:value-type="time">
            <text:p>17:55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1" table:formula="of:=['5. Installation Testing'.$H$3]" office:value-type="time" office:time-value="PT00H40M00S" calcext:value-type="time">
            <text:p>00:40</text:p>
          </table:table-cell>
          <table:table-cell table:style-name="ce141" table:formula="of:=['5. Installation Testing'.$J$3]" office:value-type="time" office:time-value="PT17H55M00S" calcext:value-type="time">
            <text:p>17:55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1" table:formula="of:=['7. Upload'.$H$3]" office:value-type="time" office:time-value="PT01H20M00S" calcext:value-type="time">
            <text:p>01:20</text:p>
          </table:table-cell>
          <table:table-cell table:style-name="ce141" table:formula="of:=['7. Upload'.$J$3]" office:value-type="time" office:time-value="PT19H15M00S" calcext:value-type="time">
            <text:p>19:15</text:p>
          </table:table-cell>
          <table:table-cell table:style-name="ce142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3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1" table:formula="of:=['8. Finalization'.$H$3]" office:value-type="time" office:time-value="PT03H30M00S" calcext:value-type="time">
            <text:p>03:30</text:p>
          </table:table-cell>
          <table:table-cell table:style-name="ce141" table:formula="of:=['8. Finalization'.$J$3]" office:value-type="time" office:time-value="PT22H15M00S" calcext:value-type="time">
            <text:p>22:15</text:p>
          </table:table-cell>
          <table:table-cell table:style-name="ce142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37" table:number-columns-repeated="2"/>
          <table:table-cell table:style-name="ce142" table:number-columns-repeated="5"/>
          <table:table-cell table:number-columns-repeated="1012"/>
        </table:table-row>
        <table:table-row table:style-name="ro1">
          <table:table-cell table:style-name="ce127" office:value-type="string" calcext:value-type="string">
            <text:p>The YAT story:</text:p>
          </table:table-cell>
          <table:table-cell table:style-name="ce127" table:number-columns-repeated="4"/>
          <table:table-cell table:style-name="ce138" table:number-columns-repeated="2"/>
          <table:table-cell table:style-name="ce143" table:number-columns-repeated="5"/>
          <table:table-cell table:style-name="ce150" table:number-columns-repeated="12"/>
          <table:table-cell table:style-name="ce127" table:number-columns-repeated="1000"/>
        </table:table-row>
        <table:table-row table:style-name="ro1">
          <table:table-cell table:style-name="ce128"/>
          <table:table-cell table:style-name="ce129" table:number-columns-repeated="4"/>
          <table:table-cell table:style-name="ce136" table:number-columns-repeated="2"/>
          <table:table-cell table:style-name="ce144" office:value-type="string" calcext:value-type="string">
            <text:p>YAT</text:p>
          </table:table-cell>
          <table:table-cell table:style-name="ce144" office:value-type="string" calcext:value-type="string">
            <text:p>MKY</text:p>
          </table:table-cell>
          <table:table-cell table:style-name="ce144" office:value-type="string" calcext:value-type="string">
            <text:p>ALAZ</text:p>
          </table:table-cell>
          <table:table-cell table:style-name="ce144" office:value-type="string" calcext:value-type="string">
            <text:p>NUnit</text:p>
          </table:table-cell>
          <table:table-cell table:style-name="ce144" office:value-type="string" calcext:value-type="string">
            <text:p>netrtf.</text:p>
          </table:table-cell>
          <table:table-cell table:style-name="ce151"/>
          <table:table-cell table:style-name="ce144" office:value-type="string" calcext:value-type="string">
            <text:p>LU.xml</text:p>
          </table:table-cell>
          <table:table-cell table:style-name="ce144" office:value-type="string" calcext:value-type="string">
            <text:p>RU.xml</text:p>
          </table:table-cell>
          <table:table-cell table:style-name="ce144" office:value-type="string" calcext:value-type="string">
            <text:p>.yac</text:p>
          </table:table-cell>
          <table:table-cell table:style-name="ce144" office:value-type="string" calcext:value-type="string">
            <text:p>.yacp</text:p>
          </table:table-cell>
          <table:table-cell table:style-name="ce144" office:value-type="string" calcext:value-type="string">
            <text:p>.yacps</text:p>
          </table:table-cell>
          <table:table-cell table:style-name="ce144" office:value-type="string" calcext:value-type="string">
            <text:p>.yat</text:p>
          </table:table-cell>
          <table:table-cell table:style-name="ce144" office:value-type="string" calcext:value-type="string">
            <text:p>.yaw</text:p>
          </table:table-cell>
          <table:table-cell table:style-name="ce151"/>
          <table:table-cell table:style-name="ce144" office:value-type="string" calcext:value-type="string">
            <text:p>SVN</text:p>
          </table:table-cell>
          <table:table-cell table:style-name="ce151"/>
          <table:table-cell table:style-name="ce144" office:value-type="string" calcext:value-type="string">
            <text:p>Remarks</text:p>
          </table:table-cell>
          <table:table-cell table:style-name="ce128" table:number-columns-repeated="1000"/>
        </table:table-row>
        <table:table-row table:style-name="ro2">
          <table:table-cell table:style-name="ce128"/>
          <table:table-cell table:style-name="ce130" office:value-type="string" calcext:value-type="string">
            <text:p>2019-0x-xx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45" office:value-type="string" calcext:value-type="string">
            <text:p>2.1.0</text:p>
          </table:table-cell>
          <table:table-cell table:style-name="ce149" office:value-type="string" calcext:value-type="string">
            <text:p>1.0.25</text:p>
          </table:table-cell>
          <table:table-cell table:style-name="ce149" office:value-type="string" calcext:value-type="string">
            <text:p>3.5.21</text:p>
          </table:table-cell>
          <table:table-cell table:style-name="ce149" office:value-type="string" calcext:value-type="string">
            <text:p>1.0.19</text:p>
          </table:table-cell>
          <table:table-cell table:style-name="ce149" office:value-type="string" calcext:value-type="string">
            <text:p>0.9.22</text:p>
          </table:table-cell>
          <table:table-cell table:style-name="ce152"/>
          <table:table-cell table:style-name="ce145" office:value-type="string" calcext:value-type="string">
            <text:p>1.7.0</text:p>
          </table:table-cell>
          <table:table-cell table:style-name="ce145" office:value-type="string" calcext:value-type="string">
            <text:p>1.2.0</text:p>
          </table:table-cell>
          <table:table-cell table:number-columns-repeated="3" table:style-name="ce149" office:value-type="string" calcext:value-type="string">
            <text:p>1.0.2</text:p>
          </table:table-cell>
          <table:table-cell table:style-name="ce145" office:value-type="string" calcext:value-type="string">
            <text:p>1.7.0</text:p>
          </table:table-cell>
          <table:table-cell table:style-name="ce158" office:value-type="string" calcext:value-type="string">
            <text:p>1.2.3</text:p>
          </table:table-cell>
          <table:table-cell table:style-name="ce159"/>
          <table:table-cell table:style-name="ce149" office:value-type="string" calcext:value-type="string">
            <text:p>1919</text:p>
          </table:table-cell>
          <table:table-cell table:style-name="ce157"/>
          <table:table-cell table:style-name="ce145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8" table:number-columns-repeated="1000"/>
        </table:table-row>
        <table:table-row table:style-name="ro2">
          <table:table-cell table:style-name="ce128"/>
          <table:table-cell table:style-name="ce131" office:value-type="date" office:date-value="2018-04-13" calcext:value-type="date">
            <text:p>2018-04-13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45" office:value-type="string" calcext:value-type="string">
            <text:p>2.0.0</text:p>
          </table:table-cell>
          <table:table-cell table:style-name="ce145" office:value-type="string" calcext:value-type="string">
            <text:p>1.0.25</text:p>
          </table:table-cell>
          <table:table-cell table:style-name="ce145" office:value-type="string" calcext:value-type="string">
            <text:p>3.5.21</text:p>
          </table:table-cell>
          <table:table-cell table:style-name="ce145" office:value-type="string" calcext:value-type="string">
            <text:p>1.0.19</text:p>
          </table:table-cell>
          <table:table-cell table:style-name="ce145" office:value-type="string" calcext:value-type="string">
            <text:p>0.9.22</text:p>
          </table:table-cell>
          <table:table-cell table:style-name="ce157"/>
          <table:table-cell table:style-name="ce145" office:value-type="string" calcext:value-type="string">
            <text:p>1.6.0</text:p>
          </table:table-cell>
          <table:table-cell table:style-name="ce145" office:value-type="string" calcext:value-type="string">
            <text:p>1.1.0</text:p>
          </table:table-cell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6.0</text:p>
          </table:table-cell>
          <table:table-cell table:style-name="ce145" office:value-type="string" calcext:value-type="string">
            <text:p>1.2.3</text:p>
          </table:table-cell>
          <table:table-cell table:style-name="ce157"/>
          <table:table-cell table:style-name="ce145" office:value-type="string" calcext:value-type="string">
            <text:p>1919</text:p>
          </table:table-cell>
          <table:table-cell table:style-name="ce157"/>
          <table:table-cell table:style-name="ce145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8" table:number-columns-repeated="1000"/>
        </table:table-row>
        <table:table-row table:style-name="ro2">
          <table:table-cell table:style-name="ce128"/>
          <table:table-cell table:style-name="ce131" office:value-type="date" office:date-value="2018-01-12" calcext:value-type="date">
            <text:p>2018-01-12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45" office:value-type="string" calcext:value-type="string">
            <text:p>1.99.90</text:p>
          </table:table-cell>
          <table:table-cell table:style-name="ce145" office:value-type="string" calcext:value-type="string">
            <text:p>1.0.23</text:p>
          </table:table-cell>
          <table:table-cell table:style-name="ce146" office:value-type="string" calcext:value-type="string">
            <text:p>3.5.19</text:p>
          </table:table-cell>
          <table:table-cell table:style-name="ce145" office:value-type="string" calcext:value-type="string">
            <text:p>1.0.18</text:p>
          </table:table-cell>
          <table:table-cell table:style-name="ce146" office:value-type="string" calcext:value-type="string">
            <text:p>0.9.20</text:p>
          </table:table-cell>
          <table:table-cell table:style-name="ce157"/>
          <table:table-cell table:style-name="ce145" office:value-type="string" calcext:value-type="string">
            <text:p>1.5.3</text:p>
          </table:table-cell>
          <table:table-cell table:style-name="ce145" office:value-type="string" calcext:value-type="string">
            <text:p>1.0.0</text:p>
          </table:table-cell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5.3</text:p>
          </table:table-cell>
          <table:table-cell table:style-name="ce145" office:value-type="string" calcext:value-type="string">
            <text:p>1.2.2</text:p>
          </table:table-cell>
          <table:table-cell table:style-name="ce157"/>
          <table:table-cell table:style-name="ce145" office:value-type="string" calcext:value-type="string">
            <text:p>1815</text:p>
          </table:table-cell>
          <table:table-cell table:style-name="ce157"/>
          <table:table-cell table:style-name="ce145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8" table:number-columns-repeated="1000"/>
        </table:table-row>
        <table:table-row table:style-name="ro2">
          <table:table-cell table:style-name="ce128"/>
          <table:table-cell table:style-name="ce131" office:value-type="date" office:date-value="2017-10-15" calcext:value-type="date">
            <text:p>2017-10-1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45" office:value-type="string" calcext:value-type="string">
            <text:p>1.99.80</text:p>
          </table:table-cell>
          <table:table-cell table:style-name="ce146" office:value-type="string" calcext:value-type="string">
            <text:p>1.0.21</text:p>
          </table:table-cell>
          <table:table-cell table:style-name="ce146" office:value-type="string" calcext:value-type="string">
            <text:p>3.5.17</text:p>
          </table:table-cell>
          <table:table-cell table:style-name="ce146" office:value-type="string" calcext:value-type="string">
            <text:p>1.0.17</text:p>
          </table:table-cell>
          <table:table-cell table:style-name="ce146" office:value-type="string" calcext:value-type="string">
            <text:p>0.9.18</text:p>
          </table:table-cell>
          <table:table-cell table:style-name="ce157"/>
          <table:table-cell table:style-name="ce145" office:value-type="string" calcext:value-type="string">
            <text:p>1.5.2</text:p>
          </table:table-cell>
          <table:table-cell table:style-name="ce145"/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5.2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603</text:p>
          </table:table-cell>
          <table:table-cell table:style-name="ce157"/>
          <table:table-cell table:style-name="ce145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8" table:number-columns-repeated="1000"/>
        </table:table-row>
        <table:table-row table:style-name="ro1">
          <table:table-cell table:style-name="ce128"/>
          <table:table-cell table:style-name="ce131" office:value-type="date" office:date-value="2017-07-04" calcext:value-type="date">
            <text:p>2017-07-04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45" office:value-type="string" calcext:value-type="string">
            <text:p>1.99.70</text:p>
          </table:table-cell>
          <table:table-cell table:style-name="ce146" office:value-type="string" calcext:value-type="string">
            <text:p>1.0.19</text:p>
          </table:table-cell>
          <table:table-cell table:style-name="ce146" office:value-type="string" calcext:value-type="string">
            <text:p>3.5.15</text:p>
          </table:table-cell>
          <table:table-cell table:style-name="ce146" office:value-type="string" calcext:value-type="string">
            <text:p>1.0.16</text:p>
          </table:table-cell>
          <table:table-cell table:style-name="ce146" office:value-type="string" calcext:value-type="string">
            <text:p>0.9.16</text:p>
          </table:table-cell>
          <table:table-cell table:style-name="ce157"/>
          <table:table-cell table:style-name="ce145" office:value-type="string" calcext:value-type="string">
            <text:p>1.5.1</text:p>
          </table:table-cell>
          <table:table-cell table:style-name="ce145"/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5.1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410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6-09-30" calcext:value-type="date">
            <text:p>2016-09-30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45" office:value-type="string" calcext:value-type="string">
            <text:p>1.99.52</text:p>
          </table:table-cell>
          <table:table-cell table:style-name="ce146" office:value-type="string" calcext:value-type="string">
            <text:p>1.0.17</text:p>
          </table:table-cell>
          <table:table-cell table:style-name="ce146" office:value-type="string" calcext:value-type="string">
            <text:p>3.5.14</text:p>
          </table:table-cell>
          <table:table-cell table:style-name="ce146" office:value-type="string" calcext:value-type="string">
            <text:p>1.0.14</text:p>
          </table:table-cell>
          <table:table-cell table:style-name="ce146" office:value-type="string" calcext:value-type="string">
            <text:p>0.9.15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8"/>
          <table:table-cell table:number-columns-repeated="3" table:style-name="ce158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190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6-09-17" calcext:value-type="date">
            <text:p>2016-09-17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45" office:value-type="string" calcext:value-type="string">
            <text:p>1.99.51</text:p>
          </table:table-cell>
          <table:table-cell table:style-name="ce146" office:value-type="string" calcext:value-type="string">
            <text:p>1.0.16</text:p>
          </table:table-cell>
          <table:table-cell table:style-name="ce146" office:value-type="string" calcext:value-type="string">
            <text:p>3.5.13</text:p>
          </table:table-cell>
          <table:table-cell table:style-name="ce146" office:value-type="string" calcext:value-type="string">
            <text:p>1.0.13</text:p>
          </table:table-cell>
          <table:table-cell table:style-name="ce146" office:value-type="string" calcext:value-type="string">
            <text:p>0.9.14</text:p>
          </table:table-cell>
          <table:table-cell table:style-name="ce157"/>
          <table:table-cell table:style-name="ce158" office:value-type="string" calcext:value-type="string">
            <text:p>1.5.0</text:p>
          </table:table-cell>
          <table:table-cell table:style-name="ce158"/>
          <table:table-cell table:number-columns-repeated="3" table:style-name="ce158" office:value-type="string" calcext:value-type="string">
            <text:p>(1.0.2)</text:p>
          </table:table-cell>
          <table:table-cell table:style-name="ce158" office:value-type="string" calcext:value-type="string">
            <text:p>1.5.0</text:p>
          </table:table-cell>
          <table:table-cell table:style-name="ce158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162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6-09-16" calcext:value-type="date">
            <text:p>2016-09-16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45" office:value-type="string" calcext:value-type="string">
            <text:p>1.99.50</text:p>
          </table:table-cell>
          <table:table-cell table:style-name="ce146" office:value-type="string" calcext:value-type="string">
            <text:p>1.0.15</text:p>
          </table:table-cell>
          <table:table-cell table:style-name="ce146" office:value-type="string" calcext:value-type="string">
            <text:p>3.5.12</text:p>
          </table:table-cell>
          <table:table-cell table:style-name="ce146" office:value-type="string" calcext:value-type="string">
            <text:p>1.0.12</text:p>
          </table:table-cell>
          <table:table-cell table:style-name="ce146" office:value-type="string" calcext:value-type="string">
            <text:p>0.9.13</text:p>
          </table:table-cell>
          <table:table-cell table:style-name="ce157"/>
          <table:table-cell table:style-name="ce145" office:value-type="string" calcext:value-type="string">
            <text:p>1.5.0</text:p>
          </table:table-cell>
          <table:table-cell table:style-name="ce145"/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5.0</text:p>
          </table:table-cell>
          <table:table-cell table:style-name="ce145" office:value-type="string" calcext:value-type="string">
            <text:p>1.2.1</text:p>
          </table:table-cell>
          <table:table-cell table:style-name="ce157"/>
          <table:table-cell table:style-name="ce145" office:value-type="string" calcext:value-type="string">
            <text:p>1159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5-06-13" calcext:value-type="date">
            <text:p>2015-06-13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45" office:value-type="string" calcext:value-type="string">
            <text:p>1.99.34</text:p>
          </table:table-cell>
          <table:table-cell table:style-name="ce146" office:value-type="string" calcext:value-type="string">
            <text:p>1.0.13</text:p>
          </table:table-cell>
          <table:table-cell table:style-name="ce146" office:value-type="string" calcext:value-type="string">
            <text:p>3.5.11</text:p>
          </table:table-cell>
          <table:table-cell table:style-name="ce146" office:value-type="string" calcext:value-type="string">
            <text:p>1.0.10</text:p>
          </table:table-cell>
          <table:table-cell table:style-name="ce146"/>
          <table:table-cell table:style-name="ce157"/>
          <table:table-cell table:style-name="ce145" office:value-type="string" calcext:value-type="string">
            <text:p>1.4.1</text:p>
          </table:table-cell>
          <table:table-cell table:style-name="ce145"/>
          <table:table-cell table:number-columns-repeated="3" table:style-name="ce158" office:value-type="string" calcext:value-type="string">
            <text:p>(1.0.2)</text:p>
          </table:table-cell>
          <table:table-cell table:style-name="ce145" office:value-type="string" calcext:value-type="string">
            <text:p>1.4.1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45" office:value-type="string" calcext:value-type="string">
            <text:p>799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5-06-07" calcext:value-type="date">
            <text:p>2015-06-07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45" office:value-type="string" calcext:value-type="string">
            <text:p>1.99.33</text:p>
          </table:table-cell>
          <table:table-cell table:style-name="ce146" office:value-type="string" calcext:value-type="string">
            <text:p>1.0.12</text:p>
          </table:table-cell>
          <table:table-cell table:style-name="ce146" office:value-type="string" calcext:value-type="string">
            <text:p>3.5.10</text:p>
          </table:table-cell>
          <table:table-cell table:style-name="ce146" office:value-type="string" calcext:value-type="string">
            <text:p>1.0.9</text:p>
          </table:table-cell>
          <table:table-cell table:style-name="ce146"/>
          <table:table-cell table:style-name="ce157"/>
          <table:table-cell table:style-name="ce158" office:value-type="string" calcext:value-type="string">
            <text:p>1.4.0</text:p>
          </table:table-cell>
          <table:table-cell table:style-name="ce158"/>
          <table:table-cell table:number-columns-repeated="3" table:style-name="ce158" office:value-type="string" calcext:value-type="string">
            <text:p>(1.0.2)</text:p>
          </table:table-cell>
          <table:table-cell table:style-name="ce158" office:value-type="string" calcext:value-type="string">
            <text:p>1.4.0</text:p>
          </table:table-cell>
          <table:table-cell table:style-name="ce158" office:value-type="string" calcext:value-type="string">
            <text:p>1.2.0</text:p>
          </table:table-cell>
          <table:table-cell table:style-name="ce157"/>
          <table:table-cell table:style-name="ce145" office:value-type="string" calcext:value-type="string">
            <text:p>778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5-06-01" calcext:value-type="date">
            <text:p>2015-06-0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45" office:value-type="string" calcext:value-type="string">
            <text:p>1.99.32</text:p>
          </table:table-cell>
          <table:table-cell table:style-name="ce146" office:value-type="string" calcext:value-type="string">
            <text:p>1.0.11</text:p>
          </table:table-cell>
          <table:table-cell table:style-name="ce146" office:value-type="string" calcext:value-type="string">
            <text:p>3.5.9</text:p>
          </table:table-cell>
          <table:table-cell table:style-name="ce146" office:value-type="string" calcext:value-type="string">
            <text:p>1.0.8</text:p>
          </table:table-cell>
          <table:table-cell table:style-name="ce146"/>
          <table:table-cell table:style-name="ce157"/>
          <table:table-cell table:style-name="ce145" office:value-type="string" calcext:value-type="string">
            <text:p>1.4.0</text:p>
          </table:table-cell>
          <table:table-cell table:style-name="ce145"/>
          <table:table-cell table:number-columns-repeated="3" table:style-name="ce145" office:value-type="string" calcext:value-type="string">
            <text:p>(1.0.2)</text:p>
          </table:table-cell>
          <table:table-cell table:style-name="ce145" office:value-type="string" calcext:value-type="string">
            <text:p>1.4.0</text:p>
          </table:table-cell>
          <table:table-cell table:style-name="ce145" office:value-type="string" calcext:value-type="string">
            <text:p>1.2.0</text:p>
          </table:table-cell>
          <table:table-cell table:style-name="ce157"/>
          <table:table-cell table:style-name="ce145" office:value-type="string" calcext:value-type="string">
            <text:p>769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1" office:value-type="date" office:date-value="2013-02-02" calcext:value-type="date">
            <text:p>2013-02-02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45" office:value-type="string" calcext:value-type="string">
            <text:p>1.99.30</text:p>
          </table:table-cell>
          <table:table-cell table:style-name="ce146" office:value-type="string" calcext:value-type="string">
            <text:p>1.0.9</text:p>
          </table:table-cell>
          <table:table-cell table:style-name="ce146" office:value-type="string" calcext:value-type="string">
            <text:p>3.5.7</text:p>
          </table:table-cell>
          <table:table-cell table:style-name="ce146" office:value-type="string" calcext:value-type="string">
            <text:p>1.0.6</text:p>
          </table:table-cell>
          <table:table-cell table:style-name="ce146"/>
          <table:table-cell table:style-name="ce157"/>
          <table:table-cell table:style-name="ce146" office:value-type="string" calcext:value-type="string">
            <text:p>1.3.1</text:p>
          </table:table-cell>
          <table:table-cell table:style-name="ce146"/>
          <table:table-cell table:number-columns-repeated="3" table:style-name="ce158" office:value-type="string" calcext:value-type="string">
            <text:p>(1.0.1)</text:p>
          </table:table-cell>
          <table:table-cell table:style-name="ce146" office:value-type="string" calcext:value-type="string">
            <text:p>1.3.1</text:p>
          </table:table-cell>
          <table:table-cell table:style-name="ce146" office:value-type="string" calcext:value-type="string">
            <text:p>1.1.1</text:p>
          </table:table-cell>
          <table:table-cell table:style-name="ce157"/>
          <table:table-cell table:style-name="ce145" office:value-type="string" calcext:value-type="string">
            <text:p>626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 table:style-name="ce128"/>
          <table:table-cell table:style-name="ce132" office:value-type="date" office:date-value="2011-12-05" calcext:value-type="date">
            <text:p>2011-12-0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46" office:value-type="string" calcext:value-type="string">
            <text:p>1.99.28</text:p>
          </table:table-cell>
          <table:table-cell table:style-name="ce146" office:value-type="string" calcext:value-type="string">
            <text:p>1.0.7</text:p>
          </table:table-cell>
          <table:table-cell table:style-name="ce146" office:value-type="string" calcext:value-type="string">
            <text:p>3.5.5</text:p>
          </table:table-cell>
          <table:table-cell table:style-name="ce146" office:value-type="string" calcext:value-type="string">
            <text:p>1.0.4</text:p>
          </table:table-cell>
          <table:table-cell table:style-name="ce146"/>
          <table:table-cell table:style-name="ce157"/>
          <table:table-cell table:style-name="ce146" office:value-type="string" calcext:value-type="string">
            <text:p>1.3.0</text:p>
          </table:table-cell>
          <table:table-cell table:style-name="ce146"/>
          <table:table-cell table:number-columns-repeated="3" table:style-name="ce158" office:value-type="string" calcext:value-type="string">
            <text:p>(1.0.1)</text:p>
          </table:table-cell>
          <table:table-cell table:style-name="ce146" office:value-type="string" calcext:value-type="string">
            <text:p>1.3.0</text:p>
          </table:table-cell>
          <table:table-cell table:style-name="ce146" office:value-type="string" calcext:value-type="string">
            <text:p>1.1.0</text:p>
          </table:table-cell>
          <table:table-cell table:style-name="ce157"/>
          <table:table-cell table:style-name="ce146" office:value-type="string" calcext:value-type="string">
            <text:p>502</text:p>
          </table:table-cell>
          <table:table-cell/>
          <table:table-cell table:style-name="ce142"/>
          <table:table-cell/>
          <table:table-cell table:style-name="ce128" table:number-columns-repeated="999"/>
        </table:table-row>
        <table:table-row table:style-name="ro1">
          <table:table-cell/>
          <table:table-cell table:style-name="ce132" office:value-type="date" office:date-value="2011-04-25" calcext:value-type="date">
            <text:p>2011-04-2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46" office:value-type="string" calcext:value-type="string">
            <text:p>1.99.26</text:p>
          </table:table-cell>
          <table:table-cell table:style-name="ce146" office:value-type="string" calcext:value-type="string">
            <text:p>1.0.5</text:p>
          </table:table-cell>
          <table:table-cell table:style-name="ce146" office:value-type="string" calcext:value-type="string">
            <text:p>3.5.3</text:p>
          </table:table-cell>
          <table:table-cell table:style-name="ce146" office:value-type="string" calcext:value-type="string">
            <text:p>1.0.2</text:p>
          </table:table-cell>
          <table:table-cell table:style-name="ce146"/>
          <table:table-cell/>
          <table:table-cell table:style-name="ce158" office:value-type="string" calcext:value-type="string">
            <text:p>1.2.4</text:p>
          </table:table-cell>
          <table:table-cell table:style-name="ce158"/>
          <table:table-cell table:number-columns-repeated="3" table:style-name="ce158" office:value-type="string" calcext:value-type="string">
            <text:p>(1.0.1)</text:p>
          </table:table-cell>
          <table:table-cell table:style-name="ce158" office:value-type="string" calcext:value-type="string">
            <text:p>1.2.9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419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10-11-28" calcext:value-type="date">
            <text:p>2010-11-28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46" office:value-type="string" calcext:value-type="string">
            <text:p>1.99.25</text:p>
          </table:table-cell>
          <table:table-cell table:style-name="ce146" office:value-type="string" calcext:value-type="string">
            <text:p>1.0.4</text:p>
          </table:table-cell>
          <table:table-cell table:style-name="ce146" office:value-type="string" calcext:value-type="string">
            <text:p>3.5.2</text:p>
          </table:table-cell>
          <table:table-cell table:style-name="ce146" office:value-type="string" calcext:value-type="string">
            <text:p>1.0.1</text:p>
          </table:table-cell>
          <table:table-cell table:style-name="ce146"/>
          <table:table-cell/>
          <table:table-cell table:style-name="ce158" office:value-type="string" calcext:value-type="string">
            <text:p>1.2.4</text:p>
          </table:table-cell>
          <table:table-cell table:style-name="ce158"/>
          <table:table-cell table:number-columns-repeated="3" table:style-name="ce158" office:value-type="string" calcext:value-type="string">
            <text:p>(1.0.1)</text:p>
          </table:table-cell>
          <table:table-cell table:style-name="ce146" office:value-type="string" calcext:value-type="string">
            <text:p>1.2.9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385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10-11-11" calcext:value-type="date">
            <text:p>2010-11-1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46" office:value-type="string" calcext:value-type="string">
            <text:p>1.99.24</text:p>
          </table:table-cell>
          <table:table-cell table:style-name="ce146" office:value-type="string" calcext:value-type="string">
            <text:p>1.0.4</text:p>
          </table:table-cell>
          <table:table-cell table:style-name="ce146" office:value-type="string" calcext:value-type="string">
            <text:p>3.5.2</text:p>
          </table:table-cell>
          <table:table-cell table:style-name="ce146" office:value-type="string" calcext:value-type="string">
            <text:p>1.0.1</text:p>
          </table:table-cell>
          <table:table-cell table:style-name="ce146"/>
          <table:table-cell/>
          <table:table-cell table:style-name="ce158" office:value-type="string" calcext:value-type="string">
            <text:p>1.2.4</text:p>
          </table:table-cell>
          <table:table-cell table:style-name="ce158"/>
          <table:table-cell table:number-columns-repeated="3" table:style-name="ce145" office:value-type="string" calcext:value-type="string">
            <text:p>(1.0.1)</text:p>
          </table:table-cell>
          <table:table-cell table:style-name="ce146" office:value-type="string" calcext:value-type="string">
            <text:p>1.2.8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369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9-09-10" calcext:value-type="date">
            <text:p>2009-09-10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46" office:value-type="string" calcext:value-type="string">
            <text:p>1.99.23</text:p>
          </table:table-cell>
          <table:table-cell table:style-name="ce146" office:value-type="string" calcext:value-type="string">
            <text:p>1.0.1</text:p>
          </table:table-cell>
          <table:table-cell table:style-name="ce146" office:value-type="string" calcext:value-type="string">
            <text:p>3.5.0</text:p>
          </table:table-cell>
          <table:table-cell table:style-name="ce142" table:number-columns-repeated="2"/>
          <table:table-cell/>
          <table:table-cell table:style-name="ce146" office:value-type="string" calcext:value-type="string">
            <text:p>1.2.4</text:p>
          </table:table-cell>
          <table:table-cell table:style-name="ce146"/>
          <table:table-cell table:number-columns-repeated="3" table:style-name="ce158" office:value-type="string" calcext:value-type="string">
            <text:p>(1.0.0)</text:p>
          </table:table-cell>
          <table:table-cell table:style-name="ce146" office:value-type="string" calcext:value-type="string">
            <text:p>1.2.7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251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9-09-08" calcext:value-type="date">
            <text:p>2009-09-08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46" office:value-type="string" calcext:value-type="string">
            <text:p>1.99.22</text:p>
          </table:table-cell>
          <table:table-cell table:style-name="ce146" office:value-type="string" calcext:value-type="string">
            <text:p>1.0.1</text:p>
          </table:table-cell>
          <table:table-cell table:style-name="ce146" office:value-type="string" calcext:value-type="string">
            <text:p>3.5.0</text:p>
          </table:table-cell>
          <table:table-cell table:style-name="ce142" table:number-columns-repeated="2"/>
          <table:table-cell/>
          <table:table-cell table:style-name="ce158" office:value-type="string" calcext:value-type="string">
            <text:p>1.2.3</text:p>
          </table:table-cell>
          <table:table-cell table:style-name="ce158"/>
          <table:table-cell table:number-columns-repeated="3" table:style-name="ce145" office:value-type="string" calcext:value-type="string">
            <text:p>(1.0.0)</text:p>
          </table:table-cell>
          <table:table-cell table:style-name="ce146" office:value-type="string" calcext:value-type="string">
            <text:p>1.2.6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247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8-07-18" calcext:value-type="date">
            <text:p>2008-07-18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46" office:value-type="string" calcext:value-type="string">
            <text:p>1.99.20</text:p>
          </table:table-cell>
          <table:table-cell table:style-name="ce146" office:value-type="string" calcext:value-type="string">
            <text:p>1.0.0</text:p>
          </table:table-cell>
          <table:table-cell table:style-name="ce146" office:value-type="string" calcext:value-type="string">
            <text:p>1.2.0</text:p>
          </table:table-cell>
          <table:table-cell table:style-name="ce142" table:number-columns-repeated="2"/>
          <table:table-cell/>
          <table:table-cell table:style-name="ce146" office:value-type="string" calcext:value-type="string">
            <text:p>1.2.3</text:p>
          </table:table-cell>
          <table:table-cell table:style-name="ce146" table:number-columns-repeated="4"/>
          <table:table-cell table:style-name="ce146" office:value-type="string" calcext:value-type="string">
            <text:p>1.2.5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201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8-04-01" calcext:value-type="date">
            <text:p>2008-04-0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46" office:value-type="string" calcext:value-type="string">
            <text:p>1.99.19</text:p>
          </table:table-cell>
          <table:table-cell table:style-name="ce142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8" table:number-columns-repeated="4"/>
          <table:table-cell table:style-name="ce146" office:value-type="string" calcext:value-type="string">
            <text:p>1.2.4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136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8-03-17" calcext:value-type="date">
            <text:p>2008-03-17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46" office:value-type="string" calcext:value-type="string">
            <text:p>1.99.18</text:p>
          </table:table-cell>
          <table:table-cell table:style-name="ce142" table:number-columns-repeated="4"/>
          <table:table-cell/>
          <table:table-cell table:style-name="ce158" office:value-type="string" calcext:value-type="string">
            <text:p>1.2.2</text:p>
          </table:table-cell>
          <table:table-cell table:style-name="ce158" table:number-columns-repeated="4"/>
          <table:table-cell table:style-name="ce146" office:value-type="string" calcext:value-type="string">
            <text:p>1.2.3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122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8-02-11" calcext:value-type="date">
            <text:p>2008-02-1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46" office:value-type="string" calcext:value-type="string">
            <text:p>1.99.17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2.2</text:p>
          </table:table-cell>
          <table:table-cell table:style-name="ce146" table:number-columns-repeated="4"/>
          <table:table-cell table:style-name="ce146" office:value-type="string" calcext:value-type="string">
            <text:p>1.2.2</text:p>
          </table:table-cell>
          <table:table-cell table:style-name="ce158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105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8-30" calcext:value-type="date">
            <text:p>2007-08-30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46" office:value-type="string" calcext:value-type="string">
            <text:p>1.99.13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2.1</text:p>
          </table:table-cell>
          <table:table-cell table:style-name="ce146" table:number-columns-repeated="4"/>
          <table:table-cell table:style-name="ce146" office:value-type="string" calcext:value-type="string">
            <text:p>1.2.1</text:p>
          </table:table-cell>
          <table:table-cell table:style-name="ce146" office:value-type="string" calcext:value-type="string">
            <text:p>1.0.0</text:p>
          </table:table-cell>
          <table:table-cell/>
          <table:table-cell table:style-name="ce146" office:value-type="string" calcext:value-type="string">
            <text:p>(45)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4-15" calcext:value-type="date">
            <text:p>2007-04-1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46" office:value-type="string" calcext:value-type="string">
            <text:p>1.99.12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2.0</text:p>
          </table:table-cell>
          <table:table-cell table:style-name="ce146" table:number-columns-repeated="4"/>
          <table:table-cell table:style-name="ce146" office:value-type="string" calcext:value-type="string">
            <text:p>1.2.0</text:p>
          </table:table-cell>
          <table:table-cell table:number-columns-repeated="2"/>
          <table:table-cell table:style-name="ce146" office:value-type="string" calcext:value-type="string">
            <text:p>9</text:p>
          </table:table-cell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2-25" calcext:value-type="date">
            <text:p>2007-02-25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46" office:value-type="string" calcext:value-type="string">
            <text:p>1.99.8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1.2</text:p>
          </table:table-cell>
          <table:table-cell table:style-name="ce146" table:number-columns-repeated="4"/>
          <table:table-cell table:style-name="ce146" office:value-type="string" calcext:value-type="string">
            <text:p>1.1.2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2-07" calcext:value-type="date">
            <text:p>2007-02-07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46" office:value-type="string" calcext:value-type="string">
            <text:p>1.99.3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1.1</text:p>
          </table:table-cell>
          <table:table-cell table:style-name="ce146" table:number-columns-repeated="4"/>
          <table:table-cell table:style-name="ce146" office:value-type="string" calcext:value-type="string">
            <text:p>1.1.1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7-01-23" calcext:value-type="date">
            <text:p>2007-01-23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46" office:value-type="string" calcext:value-type="string">
            <text:p>1.99.0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1.0</text:p>
          </table:table-cell>
          <table:table-cell table:style-name="ce146" table:number-columns-repeated="4"/>
          <table:table-cell table:style-name="ce146" office:value-type="string" calcext:value-type="string">
            <text:p>1.1.0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3-10-31" calcext:value-type="date">
            <text:p>2003-10-31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6" office:value-type="string" calcext:value-type="string">
            <text:p>1.0.2</text:p>
          </table:table-cell>
          <table:table-cell table:style-name="ce142" table:number-columns-repeated="4"/>
          <table:table-cell/>
          <table:table-cell table:style-name="ce158" office:value-type="string" calcext:value-type="string">
            <text:p>1.0.1</text:p>
          </table:table-cell>
          <table:table-cell table:style-name="ce158" table:number-columns-repeated="4"/>
          <table:table-cell table:style-name="ce158" office:value-type="string" calcext:value-type="string">
            <text:p>1.0.1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3-10-30" calcext:value-type="date">
            <text:p>2003-10-30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6" office:value-type="string" calcext:value-type="string">
            <text:p>1.0.1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0.1</text:p>
          </table:table-cell>
          <table:table-cell table:style-name="ce146" table:number-columns-repeated="4"/>
          <table:table-cell table:style-name="ce146" office:value-type="string" calcext:value-type="string">
            <text:p>1.0.1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>
          <table:table-cell/>
          <table:table-cell table:style-name="ce132" office:value-type="date" office:date-value="2003-10-14" calcext:value-type="date">
            <text:p>2003-10-14</text:p>
          </table:table-cell>
          <table:table-cell table:style-name="ce13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46" office:value-type="string" calcext:value-type="string">
            <text:p>1.0.0</text:p>
          </table:table-cell>
          <table:table-cell table:style-name="ce142" table:number-columns-repeated="4"/>
          <table:table-cell/>
          <table:table-cell table:style-name="ce146" office:value-type="string" calcext:value-type="string">
            <text:p>1.0.0</text:p>
          </table:table-cell>
          <table:table-cell table:style-name="ce146" table:number-columns-repeated="4"/>
          <table:table-cell table:style-name="ce146" office:value-type="string" calcext:value-type="string">
            <text:p>1.0.0</text:p>
          </table:table-cell>
          <table:table-cell table:number-columns-repeated="2"/>
          <table:table-cell table:style-name="ce142"/>
          <table:table-cell/>
          <table:table-cell table:style-name="ce142"/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37" table:number-columns-repeated="2"/>
          <table:table-cell table:style-name="ce142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6"/>
        <table:table-column table:style-name="co23" table:default-cell-style-name="ce232"/>
        <table:table-column table:style-name="co23" table:default-cell-style-name="ce226"/>
        <table:table-column table:style-name="co23" table:default-cell-style-name="ce232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6" table:number-columns-repeated="4"/>
          <table:table-cell table:style-name="ce215" office:value-type="string" calcext:value-type="string">
            <text:p>Duration</text:p>
          </table:table-cell>
          <table:table-cell table:style-name="ce217" office:value-type="string" calcext:value-type="string">
            <text:p>Step</text:p>
          </table:table-cell>
          <table:table-cell table:style-name="ce229"/>
          <table:table-cell table:style-name="ce217" office:value-type="string" calcext:value-type="string">
            <text:p>Total</text:p>
          </table:table-cell>
          <table:table-cell table:style-name="ce229"/>
          <table:table-cell table:style-name="ce166" table:number-columns-repeated="989"/>
          <table:table-cell table:number-columns-repeated="25"/>
        </table:table-row>
        <table:table-row table:style-name="ro1">
          <table:table-cell table:style-name="ce161"/>
          <table:table-cell table:style-name="ce167" table:number-columns-repeated="4"/>
          <table:table-cell table:style-name="ce216"/>
          <table:table-cell table:style-name="ce218"/>
          <table:table-cell table:style-name="ce230"/>
          <table:table-cell table:style-name="ce218"/>
          <table:table-cell table:style-name="ce230"/>
          <table:table-cell table:style-name="ce167" table:number-columns-repeated="989"/>
          <table:table-cell table:number-columns-repeated="25"/>
        </table:table-row>
        <table:table-row table:style-name="ro3">
          <table:table-cell table:style-name="ce162" office:value-type="float" office:value="1" calcext:value-type="float">
            <text:p>1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Regression Testing</text:p>
          </table:table-cell>
          <table:table-cell table:style-name="ce174"/>
          <table:table-cell table:style-name="ce225" office:value-type="time" office:time-value="PT00H00M00S" calcext:value-type="time">
            <text:p>00:00</text:p>
          </table:table-cell>
          <table:table-cell table:style-name="ce231" table:formula="of:=[.G3]+SUM([.G4:.G65567])" office:value-type="time" office:time-value="PT13H30M00S" calcext:value-type="time">
            <text:p>13:30</text:p>
          </table:table-cell>
          <table:table-cell table:style-name="ce225" table:formula="of:=['0. Overview'.$J$3]" office:value-type="time" office:time-value="PT00H00M00S" calcext:value-type="time">
            <text:p>00:00</text:p>
          </table:table-cell>
          <table:table-cell table:style-name="ce231" table:formula="of:=MAX([.I4:.I65567])" office:value-type="time" office:time-value="PT13H30M00S" calcext:value-type="time">
            <text:p>13:30</text:p>
          </table:table-cell>
          <table:table-cell table:style-name="ce248" table:number-columns-repeated="989"/>
          <table:table-cell table:number-columns-repeated="25"/>
        </table:table-row>
        <table:table-row table:style-name="ro1">
          <table:table-cell table:style-name="ce163"/>
          <table:table-cell table:style-name="ce169"/>
          <table:table-cell table:number-columns-repeated="1022"/>
        </table:table-row>
        <table:table-row table:style-name="ro1">
          <table:table-cell table:style-name="ce127"/>
          <table:table-cell table:style-name="ce170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un coding style checks</text:p>
          </table:table-cell>
          <table:table-cell table:style-name="ce175"/>
          <table:table-cell table:style-name="ce227" office:value-type="time" office:time-value="PT00H30M00S" calcext:value-type="time">
            <text:p>00:30</text:p>
          </table:table-cell>
          <table:table-cell table:style-name="ce236"/>
          <table:table-cell table:style-name="ce227" table:formula="of:=MAX([.I$1:.I4])+[.G5]" office:value-type="time" office:time-value="PT00H30M00S" calcext:value-type="time">
            <text:p>00:30</text:p>
          </table:table-cell>
          <table:table-cell table:style-name="ce236"/>
          <table:table-cell table:style-name="ce12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1.1.1." calcext:value-type="string">
            <text:p>1.1.1.</text:p>
          </table:table-cell>
          <table:table-cell table:style-name="ce196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style-name="ce164"/>
          <table:table-cell table:style-name="ce173" table:number-columns-repeated="2"/>
          <table:table-cell table:style-name="ce203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style-name="ce164" table:number-columns-repeated="989"/>
          <table:table-cell table:number-columns-repeated="25"/>
        </table:table-row>
        <table:table-row table:style-name="ro1">
          <table:table-cell table:style-name="ce164"/>
          <table:table-cell table:style-name="ce173" table:number-columns-repeated="2"/>
          <table:table-cell table:style-name="ce203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style-name="ce16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un assembly checks</text:p>
          </table:table-cell>
          <table:table-cell table:style-name="ce175"/>
          <table:table-cell table:style-name="ce227" office:value-type="time" office:time-value="PT01H00M00S" calcext:value-type="time">
            <text:p>01:00</text:p>
          </table:table-cell>
          <table:table-cell table:style-name="ce236"/>
          <table:table-cell table:style-name="ce227" table:formula="of:=MAX([.I$1:.I13])+[.G14]" office:value-type="time" office:time-value="PT01H30M00S" calcext:value-type="time">
            <text:p>01:30</text:p>
          </table:table-cell>
          <table:table-cell table:style-name="ce241"/>
          <table:table-cell table:style-name="ce12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96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4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96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96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96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96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34]" office:value-type="string" office:string-value="157 expected errors/warnings: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35]" office:value-type="string" office:string-value="CA1002 : DoNotExposeGenericLists @ 61 locations.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36]" office:value-type="string" office:string-value="CA2214 : DoNotCallOverridableMethodsInConstructors @ 96 locations.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un automated tests</text:p>
          </table:table-cell>
          <table:table-cell table:style-name="ce175"/>
          <table:table-cell table:style-name="ce227" office:value-type="time" office:time-value="PT06H00M00S" calcext:value-type="time">
            <text:p>06:00</text:p>
          </table:table-cell>
          <table:table-cell table:style-name="ce236"/>
          <table:table-cell table:style-name="ce227" table:formula="of:=MAX([.I$1:.I39])+[.G40]" office:value-type="time" office:time-value="PT07H30M00S" calcext:value-type="time">
            <text:p>07:30</text:p>
          </table:table-cell>
          <table:table-cell table:style-name="ce241"/>
          <table:table-cell table:style-name="ce12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96" office:value-type="string" calcext:value-type="string">
            <text:p></text:p>
          </table:table-cell>
          <table:table-cell table:style-name="ce206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6"/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96" office:value-type="string" calcext:value-type="string">
            <text:p></text:p>
          </table:table-cell>
          <table:table-cell table:style-name="ce204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4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13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    &gt; "Project &gt; Configurations &gt; Debug" <text:span text:style-name="T3">('Debug' @ regression + 'Release' @ final)</text:span><text:span text:style-name="T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6"/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0]" office:value-type="string" office:string-value="&gt; MKY.IO.Usb.Test (6'00'' but see note below)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1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2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3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4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5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6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7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8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69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70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71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72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73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74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75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76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77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78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6"/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80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72"/>
          <table:table-cell table:style-name="ce196"/>
          <table:table-cell table:style-name="ce205" table:formula="of:=['3. Final Testing'.E81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82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83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85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86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87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88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89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90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un manual tests</text:p>
          </table:table-cell>
          <table:table-cell table:style-name="ce175"/>
          <table:table-cell table:style-name="ce227" office:value-type="time" office:time-value="PT06H00M00S" calcext:value-type="time">
            <text:p>06:00</text:p>
          </table:table-cell>
          <table:table-cell table:style-name="ce236"/>
          <table:table-cell table:style-name="ce227" table:formula="of:=MAX([.I$1:.I94])+[.G95]" office:value-type="time" office:time-value="PT13H30M00S" calcext:value-type="time">
            <text:p>13:30</text:p>
          </table:table-cell>
          <table:table-cell table:style-name="ce236"/>
          <table:table-cell table:style-name="ce12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2" table:formula="of:=CONCATENATE([.B$95]; COUNTA([.C$96:.C96]); &quot;.&quot;)" office:value-type="string" office:string-value="1.4.1." calcext:value-type="string">
            <text:p>1.4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95]; COUNTA([.C$96:.C98]); &quot;.&quot;)" office:value-type="string" office:string-value="1.4.2." calcext:value-type="string">
            <text:p>1.4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5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6"/>
        <table:table-column table:style-name="co23" table:default-cell-style-name="ce232"/>
        <table:table-column table:style-name="co23" table:default-cell-style-name="ce226"/>
        <table:table-column table:style-name="co23" table:default-cell-style-name="ce232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6" table:number-columns-repeated="4"/>
          <table:table-cell table:style-name="ce215" office:value-type="string" calcext:value-type="string">
            <text:p>Duration</text:p>
          </table:table-cell>
          <table:table-cell table:style-name="ce217" office:value-type="string" calcext:value-type="string">
            <text:p>Step</text:p>
          </table:table-cell>
          <table:table-cell table:style-name="ce229"/>
          <table:table-cell table:style-name="ce217" office:value-type="string" calcext:value-type="string">
            <text:p>Total</text:p>
          </table:table-cell>
          <table:table-cell table:style-name="ce229"/>
          <table:table-cell table:style-name="ce166" table:number-columns-repeated="1012"/>
          <table:table-cell table:number-columns-repeated="2"/>
        </table:table-row>
        <table:table-row table:style-name="ro1">
          <table:table-cell table:style-name="ce161"/>
          <table:table-cell table:style-name="ce167" table:number-columns-repeated="4"/>
          <table:table-cell table:style-name="ce216"/>
          <table:table-cell table:style-name="ce218"/>
          <table:table-cell table:style-name="ce230"/>
          <table:table-cell table:style-name="ce218"/>
          <table:table-cell table:style-name="ce230"/>
          <table:table-cell table:style-name="ce167" table:number-columns-repeated="1012"/>
          <table:table-cell table:number-columns-repeated="2"/>
        </table:table-row>
        <table:table-row table:style-name="ro3">
          <table:table-cell table:style-name="ce162" office:value-type="float" office:value="2" calcext:value-type="float">
            <text:p>2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Preparation</text:p>
          </table:table-cell>
          <table:table-cell table:style-name="ce174"/>
          <table:table-cell table:style-name="ce225" office:value-type="time" office:time-value="PT00H00M00S" calcext:value-type="time">
            <text:p>00:00</text:p>
          </table:table-cell>
          <table:table-cell table:style-name="ce231" table:formula="of:=[.G3]+SUM([.G4:.G65578])" office:value-type="time" office:time-value="PT01H40M00S" calcext:value-type="time">
            <text:p>01:40</text:p>
          </table:table-cell>
          <table:table-cell table:style-name="ce225" table:formula="of:=['1. Regression Testing'.$J$3]" office:value-type="time" office:time-value="PT13H30M00S" calcext:value-type="time">
            <text:p>13:30</text:p>
          </table:table-cell>
          <table:table-cell table:style-name="ce231" table:formula="of:=MAX([.I4:.I65578])" office:value-type="time" office:time-value="PT15H10M00S" calcext:value-type="time">
            <text:p>15:10</text:p>
          </table:table-cell>
          <table:table-cell table:style-name="ce248" table:number-columns-repeated="1012"/>
          <table:table-cell table:number-columns-repeated="2"/>
        </table:table-row>
        <table:table-row table:style-name="ro1">
          <table:table-cell table:style-name="ce163"/>
          <table:table-cell table:style-name="ce169"/>
          <table:table-cell table:number-columns-repeated="1022"/>
        </table:table-row>
        <table:table-row table:style-name="ro1">
          <table:table-cell table:style-name="ce262"/>
          <table:table-cell table:style-name="ce268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70"/>
          <table:table-cell table:style-name="ce271"/>
          <table:table-cell table:style-name="ce270" office:value-type="string" calcext:value-type="string">
            <text:p>Set versions</text:p>
          </table:table-cell>
          <table:table-cell table:style-name="ce270"/>
          <table:table-cell table:style-name="ce279" office:value-type="time" office:time-value="PT00H15M00S" calcext:value-type="time">
            <text:p>00:15</text:p>
          </table:table-cell>
          <table:table-cell table:style-name="ce282"/>
          <table:table-cell table:style-name="ce279" table:formula="of:=MAX([.I$1:.I4])+[.G5]" office:value-type="time" office:time-value="PT13H45M00S" calcext:value-type="time">
            <text:p>13:45</text:p>
          </table:table-cell>
          <table:table-cell table:style-name="ce282"/>
          <table:table-cell table:style-name="ce262" table:number-columns-repeated="1012"/>
          <table:table-cell table:style-name="ce267" table:number-columns-repeated="2"/>
        </table:table-row>
        <table:table-row table:style-name="ro1">
          <table:table-cell table:style-name="ce267"/>
          <table:table-cell table:style-name="ce269"/>
          <table:table-cell table:style-name="ce269" table:formula="of:=CONCATENATE([.B$5]; COUNTA([.C$6:.C6]); &quot;.&quot;)" office:value-type="string" office:string-value="2.1.1." calcext:value-type="string">
            <text:p>2.1.1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Ensure that product version in ALAZ.Version is different than at last release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table:style-name="ce273" office:value-type="string" calcext:value-type="string">
            <text:p>&gt; Versions must differ to ensure proper installation/update!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office:value-type="string" calcext:value-type="string">
            <text:p>&gt; Additional increment makes sense…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office:value-type="string" calcext:value-type="string">
            <text:p><text:s text:c="3"/>…if source code gets used by other software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office:value-type="string" calcext:value-type="string">
            <text:p><text:s text:c="3"/>…if preliminary test version got distributed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5]; COUNTA([.C$6:.C11]); &quot;.&quot;)" office:value-type="string" office:string-value="2.1.2." calcext:value-type="string">
            <text:p>2.1.2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Ensure that product version in netrtfwriter AssemblyInfo is different than at last release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table:style-name="ce267" office:value-type="string" calcext:value-type="string">
            <text:p>&gt; Same reason as above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5]; COUNTA([.C$6:.C13]); &quot;.&quot;)" office:value-type="string" office:string-value="2.1.3." calcext:value-type="string">
            <text:p>2.1.3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Increment product version in MKY.Version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table:style-name="ce267" office:value-type="string" calcext:value-type="string">
            <text:p>&gt; Same reason as above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5]; COUNTA([.C$6:.C15]); &quot;.&quot;)" office:value-type="string" office:string-value="2.1.4." calcext:value-type="string">
            <text:p>2.1.4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Ensure that product version in NUnit.Version is different than at last release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table:style-name="ce267" office:value-type="string" calcext:value-type="string">
            <text:p>&gt; Additional increment makes little sense as NUnit is not distributed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5]; COUNTA([.C$6:.C17]); &quot;.&quot;)" office:value-type="string" office:string-value="2.1.5." calcext:value-type="string">
            <text:p>2.1.5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Increment product version in YAT.Version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table:style-name="ce267" office:value-type="string" calcext:value-type="string">
            <text:p>&gt; Same reason as above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5]; COUNTA([.C$6:.C19]); &quot;.&quot;)" office:value-type="string" office:string-value="2.1.6." calcext:value-type="string">
            <text:p>2.1.6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table:style-name="ce267" office:value-type="string" calcext:value-type="string">
            <text:p>&gt; Also remove 'Development', e.g. '// MKY Version 1.0.25'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5]; COUNTA([.C$6:.C21]); &quot;.&quot;)" office:value-type="string" office:string-value="2.1.7." calcext:value-type="string">
            <text:p>2.1.7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table:style-name="ce267" office:value-type="string" calcext:value-type="string">
            <text:p>&gt; Also remove 'Development', e.g. '// NUnit Version 1.0.19', if apparent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5]; COUNTA([.C$6:.C23]); &quot;.&quot;)" office:value-type="string" office:string-value="2.1.8." calcext:value-type="string">
            <text:p>2.1.8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67"/>
          <table:table-cell table:style-name="ce269"/>
          <table:table-cell table:style-name="ce269" table:formula="of:=CONCATENATE([.B$5]; COUNTA([.C$6:.C25]); &quot;.&quot;)" office:value-type="string" office:string-value="2.1.9." calcext:value-type="string">
            <text:p>2.1.9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product version in all other file headers (*.cs throughout \Trunk)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Set installation version</text:p>
          </table:table-cell>
          <table:table-cell table:style-name="ce175"/>
          <table:table-cell table:style-name="ce227" office:value-type="time" office:time-value="PT00H05M00S" calcext:value-type="time">
            <text:p>00:05</text:p>
          </table:table-cell>
          <table:table-cell table:style-name="ce236"/>
          <table:table-cell table:style-name="ce227" table:formula="of:=MAX([.I$1:.I31])+[.G32]" office:value-type="time" office:time-value="PT13H50M00S" calcext:value-type="time">
            <text:p>13:50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0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Update settings defaults and schema in "YAT\!-Settings\!-Current"</text:p>
          </table:table-cell>
          <table:table-cell table:style-name="ce175"/>
          <table:table-cell table:style-name="ce227" office:value-type="time" office:time-value="PT00H30M00S" calcext:value-type="time">
            <text:p>00:30</text:p>
          </table:table-cell>
          <table:table-cell table:style-name="ce236"/>
          <table:table-cell table:style-name="ce227" table:formula="of:=MAX([.I$1:.I38])+[.G39]" office:value-type="time" office:time-value="PT14H20M00S" calcext:value-type="time">
            <text:p>14:20</text:p>
          </table:table-cell>
          <table:table-cell table:style-name="ce241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7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style-name="ce127"/>
          <table:table-cell table:style-name="ce170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Add new settings defaults and schema to settings archive</text:p>
          </table:table-cell>
          <table:table-cell table:style-name="ce175"/>
          <table:table-cell table:style-name="ce227" office:value-type="time" office:time-value="PT00H05M00S" calcext:value-type="time">
            <text:p>00:05</text:p>
          </table:table-cell>
          <table:table-cell table:style-name="ce236"/>
          <table:table-cell table:style-name="ce227" table:formula="of:=MAX([.I$1:.I59])+[.G60]" office:value-type="time" office:time-value="PT14H25M00S" calcext:value-type="time">
            <text:p>14:25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96" office:value-type="string" calcext:value-type="string">
            <text:p></text:p>
          </table:table-cell>
          <table:table-cell table:style-name="ce267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Upgrade settings in settings archive "YAT\!-Settings\!-Current"</text:p>
          </table:table-cell>
          <table:table-cell table:style-name="ce175"/>
          <table:table-cell table:style-name="ce227" office:value-type="time" office:time-value="PT00H30M00S" calcext:value-type="time">
            <text:p>00:30</text:p>
          </table:table-cell>
          <table:table-cell table:style-name="ce236"/>
          <table:table-cell table:style-name="ce227" table:formula="of:=MAX([.I$1:.I63])+[.G64]" office:value-type="time" office:time-value="PT14H55M00S" calcext:value-type="time">
            <text:p>14:55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78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78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Add new settings to settings archive</text:p>
          </table:table-cell>
          <table:table-cell table:style-name="ce175"/>
          <table:table-cell table:style-name="ce227" office:value-type="time" office:time-value="PT00H10M00S" calcext:value-type="time">
            <text:p>00:10</text:p>
          </table:table-cell>
          <table:table-cell table:style-name="ce236"/>
          <table:table-cell table:style-name="ce227" table:formula="of:=MAX([.I$1:.I93])+[.G94]" office:value-type="time" office:time-value="PT15H05M00S" calcext:value-type="time">
            <text:p>15:05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96" office:value-type="string" calcext:value-type="string">
            <text:p></text:p>
          </table:table-cell>
          <table:table-cell table:style-name="ce267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ebuild and commit</text:p>
          </table:table-cell>
          <table:table-cell table:style-name="ce175"/>
          <table:table-cell table:style-name="ce227" office:value-type="time" office:time-value="PT00H05M00S" calcext:value-type="time">
            <text:p>00:05</text:p>
          </table:table-cell>
          <table:table-cell table:style-name="ce236"/>
          <table:table-cell table:style-name="ce227" table:formula="of:=MAX([.I$1:.I98])+[.G99]" office:value-type="time" office:time-value="PT15H10M00S" calcext:value-type="time">
            <text:p>15:10</text:p>
          </table:table-cell>
          <table:table-cell table:style-name="ce241"/>
          <table:table-cell table:style-name="ce12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2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6"/>
        <table:table-column table:style-name="co23" table:default-cell-style-name="ce232"/>
        <table:table-column table:style-name="co23" table:default-cell-style-name="ce226"/>
        <table:table-column table:style-name="co23" table:default-cell-style-name="ce232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6" table:number-columns-repeated="4"/>
          <table:table-cell table:style-name="ce215" office:value-type="string" calcext:value-type="string">
            <text:p>Duration</text:p>
          </table:table-cell>
          <table:table-cell table:style-name="ce217" office:value-type="string" calcext:value-type="string">
            <text:p>Step</text:p>
          </table:table-cell>
          <table:table-cell table:style-name="ce229"/>
          <table:table-cell table:style-name="ce217" office:value-type="string" calcext:value-type="string">
            <text:p>Total</text:p>
          </table:table-cell>
          <table:table-cell table:style-name="ce229"/>
          <table:table-cell table:style-name="ce166" table:number-columns-repeated="1014"/>
        </table:table-row>
        <table:table-row table:style-name="ro1">
          <table:table-cell table:style-name="ce161"/>
          <table:table-cell table:style-name="ce167" table:number-columns-repeated="4"/>
          <table:table-cell table:style-name="ce216"/>
          <table:table-cell table:style-name="ce218"/>
          <table:table-cell table:style-name="ce230"/>
          <table:table-cell table:style-name="ce218"/>
          <table:table-cell table:style-name="ce230"/>
          <table:table-cell table:style-name="ce167" table:number-columns-repeated="1014"/>
        </table:table-row>
        <table:table-row table:style-name="ro3">
          <table:table-cell table:style-name="ce162" office:value-type="float" office:value="3" calcext:value-type="float">
            <text:p>3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Final Testing</text:p>
          </table:table-cell>
          <table:table-cell table:style-name="ce174"/>
          <table:table-cell table:style-name="ce225" office:value-type="time" office:time-value="PT00H00M00S" calcext:value-type="time">
            <text:p>00:00</text:p>
          </table:table-cell>
          <table:table-cell table:style-name="ce304" table:formula="of:=[.G3]+SUM([.G4:.G65586])" office:value-type="time" office:time-value="PT01H30M00S" calcext:value-type="time">
            <text:p>01:30:00</text:p>
          </table:table-cell>
          <table:table-cell table:style-name="ce225" table:formula="of:=['2. Preparation'.$J$3]" office:value-type="time" office:time-value="PT15H10M00S" calcext:value-type="time">
            <text:p>15:10</text:p>
          </table:table-cell>
          <table:table-cell table:style-name="ce231" table:formula="of:=MAX([.I4:.I65586])" office:value-type="time" office:time-value="PT16H40M00S" calcext:value-type="time">
            <text:p>16:40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69"/>
          <table:table-cell table:number-columns-repeated="1022"/>
        </table:table-row>
        <table:table-row table:style-name="ro1">
          <table:table-cell/>
          <table:table-cell table:style-name="ce170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e-Run coding style checks</text:p>
          </table:table-cell>
          <table:table-cell table:style-name="ce175"/>
          <table:table-cell table:style-name="ce227" office:value-type="time" office:time-value="PT00H10M00S" calcext:value-type="time">
            <text:p>00:10</text:p>
          </table:table-cell>
          <table:table-cell table:style-name="ce236"/>
          <table:table-cell table:style-name="ce227" table:formula="of:=MAX([.I$1:.I4])+[.G5]" office:value-type="time" office:time-value="PT15H20M00S" calcext:value-type="time">
            <text:p>15:20</text:p>
          </table:table-cell>
          <table:table-cell table:style-name="ce236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6:.C$6]); &quot;.&quot;)" office:value-type="string" office:string-value="3.1.1." calcext:value-type="string">
            <text:p>3.1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/>
          <table:table-cell table:style-name="ce173" table:number-columns-repeated="2"/>
          <table:table-cell table:style-name="ce203"/>
          <table:table-cell table:style-name="ce164" office:value-type="string" calcext:value-type="string">
            <text:p>1 expected warning: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number-columns-repeated="1014"/>
        </table:table-row>
        <table:table-row table:style-name="ro1">
          <table:table-cell/>
          <table:table-cell table:style-name="ce173" table:number-columns-repeated="2"/>
          <table:table-cell table:style-name="ce203"/>
          <table:table-cell table:style-name="ce164" office:value-type="string" calcext:value-type="string">
            <text:p>SA1409 : CSharp.Maintainability @ YAT.Model.Terminal.cs.</text:p>
          </table:table-cell>
          <table:table-cell table:style-name="ce164"/>
          <table:table-cell table:style-name="ce228"/>
          <table:table-cell table:style-name="ce237"/>
          <table:table-cell table:style-name="ce228"/>
          <table:table-cell table:style-name="ce237"/>
          <table:table-cell table:number-columns-repeated="1014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e-Run assembly checks</text:p>
          </table:table-cell>
          <table:table-cell table:style-name="ce175"/>
          <table:table-cell table:style-name="ce227" office:value-type="time" office:time-value="PT00H10M00S" calcext:value-type="time">
            <text:p>00:10</text:p>
          </table:table-cell>
          <table:table-cell table:style-name="ce236"/>
          <table:table-cell table:style-name="ce227" table:formula="of:=MAX([.I$1:.I13])+[.G14]" office:value-type="time" office:time-value="PT15H30M00S" calcext:value-type="time">
            <text:p>15:3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e-run automated tests</text:p>
          </table:table-cell>
          <table:table-cell table:style-name="ce175"/>
          <table:table-cell table:style-name="ce227" office:value-type="time" office:time-value="PT01H00M00S" calcext:value-type="time">
            <text:p>01:00</text:p>
          </table:table-cell>
          <table:table-cell table:style-name="ce236"/>
          <table:table-cell table:style-name="ce227" table:formula="of:=MAX([.I$1:.I39])+[.G40]" office:value-type="time" office:time-value="PT16H30M00S" calcext:value-type="time">
            <text:p>16:3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96" office:value-type="string" calcext:value-type="string">
            <text:p></text:p>
          </table:table-cell>
          <table:table-cell table:style-name="ce213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13"/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13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86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205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164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Check and commit</text:p>
          </table:table-cell>
          <table:table-cell table:style-name="ce175"/>
          <table:table-cell table:style-name="ce227" office:value-type="time" office:time-value="PT00H10M00S" calcext:value-type="time">
            <text:p>00:10</text:p>
          </table:table-cell>
          <table:table-cell table:style-name="ce236"/>
          <table:table-cell table:style-name="ce321" table:formula="of:=MAX([.I$1:.I94])+[.G95]" office:value-type="time" office:time-value="PT16H40M00S" calcext:value-type="time">
            <text:p>16:40:0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95]; COUNTA([.C$96:.C96]); &quot;.&quot;)" office:value-type="string" office:string-value="3.4.1." calcext:value-type="string">
            <text:p>3.4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239 occurrences totally expected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&gt; 4 occurrences expected in Diagnostics and Serializer, others are expected in test and analysis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table:number-columns-repeated="2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/>
          <table:table-cell table:style-name="ce172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6"/>
          <table:table-cell office:value-type="string" calcext:value-type="string">
            <text:p>&gt; Match case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6"/>
          <table:table-cell office:value-type="string" calcext:value-type="string">
            <text:p>&gt; No match whole word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6"/>
          <table:table-cell/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136 occurrences totally expected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&gt; Mainly in ArgsHandler, Diagnostics, Usb, Hid,…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style-name="ce205"/>
          <table:table-cell table:style-name="ce128"/>
          <table:table-cell table:style-name="ce172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6"/>
          <table:table-cell office:value-type="string" calcext:value-type="string">
            <text:p>&gt; Match case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6"/>
          <table:table-cell office:value-type="string" calcext:value-type="string">
            <text:p>&gt; No match whole word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196"/>
          <table:table-cell/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7 occurrences totally expected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style-name="ce205"/>
          <table:table-cell table:style-name="ce128" table:number-columns-repeated="2"/>
          <table:table-cell table:style-name="ce284"/>
          <table:table-cell table:style-name="ce205" office:value-type="string" calcext:value-type="string">
            <text:p>&gt; Related to SplitContainerHelper.</text:p>
          </table:table-cell>
          <table:table-cell table:style-name="ce205"/>
          <table:table-cell table:style-name="ce303"/>
          <table:table-cell table:style-name="ce305"/>
          <table:table-cell table:style-name="ce303"/>
          <table:table-cell table:style-name="ce305"/>
          <table:table-cell table:style-name="ce205" table:number-columns-repeated="1014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number-columns-repeated="2"/>
          <table:table-cell table:style-name="ce172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28"/>
        <table:table-column table:style-name="co18" table:default-cell-style-name="ce328"/>
        <table:table-column table:style-name="co19" table:default-cell-style-name="ce328"/>
        <table:table-column table:style-name="co20" table:default-cell-style-name="ce328"/>
        <table:table-column table:style-name="co21" table:default-cell-style-name="ce328"/>
        <table:table-column table:style-name="co22" table:default-cell-style-name="ce328"/>
        <table:table-column table:style-name="co23" table:number-columns-repeated="4" table:default-cell-style-name="ce328"/>
        <table:table-column table:style-name="co16" table:number-columns-repeated="1014" table:default-cell-style-name="ce328"/>
        <table:table-row table:style-name="ro1">
          <table:table-cell table:style-name="ce323"/>
          <table:table-cell table:style-name="ce329" table:number-columns-repeated="4"/>
          <table:table-cell table:style-name="ce348" office:value-type="string" calcext:value-type="string">
            <text:p>Duration</text:p>
          </table:table-cell>
          <table:table-cell table:style-name="ce350" office:value-type="string" calcext:value-type="string">
            <text:p>Step</text:p>
          </table:table-cell>
          <table:table-cell table:style-name="ce355"/>
          <table:table-cell table:style-name="ce350" office:value-type="string" calcext:value-type="string">
            <text:p>Total</text:p>
          </table:table-cell>
          <table:table-cell table:style-name="ce355"/>
          <table:table-cell table:style-name="ce329" table:number-columns-repeated="1014"/>
        </table:table-row>
        <table:table-row table:style-name="ro1">
          <table:table-cell table:style-name="ce324"/>
          <table:table-cell table:style-name="ce330" table:number-columns-repeated="4"/>
          <table:table-cell table:style-name="ce349"/>
          <table:table-cell table:style-name="ce351"/>
          <table:table-cell table:style-name="ce356"/>
          <table:table-cell table:style-name="ce351"/>
          <table:table-cell table:style-name="ce356"/>
          <table:table-cell table:style-name="ce330" table:number-columns-repeated="1014"/>
        </table:table-row>
        <table:table-row table:style-name="ro3">
          <table:table-cell table:style-name="ce325" office:value-type="float" office:value="4" calcext:value-type="float">
            <text:p>4.</text:p>
          </table:table-cell>
          <table:table-cell table:style-name="ce331"/>
          <table:table-cell table:style-name="ce335"/>
          <table:table-cell table:style-name="ce344"/>
          <table:table-cell table:style-name="ce331" office:value-type="string" calcext:value-type="string">
            <text:p>Build</text:p>
          </table:table-cell>
          <table:table-cell table:style-name="ce335"/>
          <table:table-cell table:style-name="ce352" office:value-type="time" office:time-value="PT00H00M00S" calcext:value-type="time">
            <text:p>00:00</text:p>
          </table:table-cell>
          <table:table-cell table:style-name="ce357" table:formula="of:=[.G3]+SUM([.G4:.G65515])" office:value-type="time" office:time-value="PT00H40M00S" calcext:value-type="time">
            <text:p>00:40</text:p>
          </table:table-cell>
          <table:table-cell table:style-name="ce352" table:formula="of:=['3. Final Testing'.$J$3]" office:value-type="time" office:time-value="PT16H40M00S" calcext:value-type="time">
            <text:p>16:40</text:p>
          </table:table-cell>
          <table:table-cell table:style-name="ce357" table:formula="of:=MAX([.I4:.I65515])" office:value-type="time" office:time-value="PT17H20M00S" calcext:value-type="time">
            <text:p>17:20</text:p>
          </table:table-cell>
          <table:table-cell table:style-name="ce361" table:number-columns-repeated="1014"/>
        </table:table-row>
        <table:table-row table:style-name="ro1">
          <table:table-cell table:style-name="ce326"/>
          <table:table-cell table:style-name="ce332"/>
          <table:table-cell/>
          <table:table-cell table:style-name="ce345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 table:style-name="ce327"/>
          <table:table-cell table:style-name="ce33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3"/>
          <table:table-cell table:style-name="ce346"/>
          <table:table-cell table:style-name="ce343" office:value-type="string" calcext:value-type="string">
            <text:p>Finalize release notes</text:p>
          </table:table-cell>
          <table:table-cell table:style-name="ce343"/>
          <table:table-cell table:style-name="ce354" office:value-type="time" office:time-value="PT00H10M00S" calcext:value-type="time">
            <text:p>00:10</text:p>
          </table:table-cell>
          <table:table-cell table:style-name="ce359"/>
          <table:table-cell table:style-name="ce354" table:formula="of:=MAX([.I$1:.I4])+[.G5]" office:value-type="time" office:time-value="PT16H50M00S" calcext:value-type="time">
            <text:p>16:50</text:p>
          </table:table-cell>
          <table:table-cell table:style-name="ce359"/>
          <table:table-cell table:style-name="ce327"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5]; COUNTA([.C$6:.C6]); &quot;.&quot;)" office:value-type="string" office:string-value="4.1.1." calcext:value-type="string">
            <text:p>4.1.1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5]; COUNTA([.C$6:.C7]); &quot;.&quot;)" office:value-type="string" office:string-value="4.1.2." calcext:value-type="string">
            <text:p>4.1.2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5]; COUNTA([.C$6:.C8]); &quot;.&quot;)" office:value-type="string" office:string-value="4.1.3." calcext:value-type="string">
            <text:p>4.1.3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5]; COUNTA([.C$6:.C9]); &quot;.&quot;)" office:value-type="string" office:string-value="4.1.4." calcext:value-type="string">
            <text:p>4.1.4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5]; COUNTA([.C$6:.C10]); &quot;.&quot;)" office:value-type="string" office:string-value="4.1.5." calcext:value-type="string">
            <text:p>4.1.5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/>
          <table:table-cell table:style-name="ce345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 table:style-name="ce327"/>
          <table:table-cell table:style-name="ce333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3"/>
          <table:table-cell table:style-name="ce346"/>
          <table:table-cell table:style-name="ce343" office:value-type="string" calcext:value-type="string">
            <text:p>Prepare package directory</text:p>
          </table:table-cell>
          <table:table-cell table:style-name="ce343"/>
          <table:table-cell table:style-name="ce354" office:value-type="time" office:time-value="PT00H10M00S" calcext:value-type="time">
            <text:p>00:10</text:p>
          </table:table-cell>
          <table:table-cell table:style-name="ce359"/>
          <table:table-cell table:style-name="ce354" table:formula="of:=MAX([.I$1:.I12])+[.G13]" office:value-type="time" office:time-value="PT17H00M00S" calcext:value-type="time">
            <text:p>17:00</text:p>
          </table:table-cell>
          <table:table-cell table:style-name="ce360"/>
          <table:table-cell table:style-name="ce327"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/>
          <table:table-cell table:style-name="ce345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 table:style-name="ce327"/>
          <table:table-cell table:style-name="ce333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43"/>
          <table:table-cell table:style-name="ce346"/>
          <table:table-cell table:style-name="ce343" office:value-type="string" calcext:value-type="string">
            <text:p>Build packages</text:p>
          </table:table-cell>
          <table:table-cell table:style-name="ce343"/>
          <table:table-cell table:style-name="ce354" office:value-type="time" office:time-value="PT00H20M00S" calcext:value-type="time">
            <text:p>00:20</text:p>
          </table:table-cell>
          <table:table-cell table:style-name="ce359"/>
          <table:table-cell table:style-name="ce354" table:formula="of:=MAX([.I$1:.I21])+[.G22]" office:value-type="time" office:time-value="PT17H20M00S" calcext:value-type="time">
            <text:p>17:20</text:p>
          </table:table-cell>
          <table:table-cell table:style-name="ce360"/>
          <table:table-cell table:style-name="ce327"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Optimize for speed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Optimize for size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Build "Release" configuration for "x86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Build "Setup" configuration for "x86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/>
          <table:table-cell table:style-name="ce334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47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Build "Release" configuration for "AnyCPU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Build "Setup" configuration for "AnyCPU"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>
          <table:table-cell/>
          <table:table-cell table:style-name="ce334" table:number-columns-repeated="2"/>
          <table:table-cell table:style-name="ce347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 table:number-rows-repeated="65505">
          <table:table-cell/>
          <table:table-cell table:style-name="ce334"/>
          <table:table-cell/>
          <table:table-cell table:style-name="ce345"/>
          <table:table-cell table:number-columns-repeated="2"/>
          <table:table-cell table:style-name="ce353"/>
          <table:table-cell table:style-name="ce358"/>
          <table:table-cell table:style-name="ce353"/>
          <table:table-cell table:style-name="ce358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6"/>
        <table:table-column table:style-name="co23" table:default-cell-style-name="ce232"/>
        <table:table-column table:style-name="co23" table:default-cell-style-name="ce226"/>
        <table:table-column table:style-name="co23" table:default-cell-style-name="ce232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6" table:number-columns-repeated="4"/>
          <table:table-cell table:style-name="ce215" office:value-type="string" calcext:value-type="string">
            <text:p>Duration</text:p>
          </table:table-cell>
          <table:table-cell table:style-name="ce217" office:value-type="string" calcext:value-type="string">
            <text:p>Step</text:p>
          </table:table-cell>
          <table:table-cell table:style-name="ce229"/>
          <table:table-cell table:style-name="ce217" office:value-type="string" calcext:value-type="string">
            <text:p>Total</text:p>
          </table:table-cell>
          <table:table-cell table:style-name="ce229"/>
          <table:table-cell table:style-name="ce166" table:number-columns-repeated="1014"/>
        </table:table-row>
        <table:table-row table:style-name="ro1">
          <table:table-cell table:style-name="ce161"/>
          <table:table-cell table:style-name="ce167" table:number-columns-repeated="4"/>
          <table:table-cell table:style-name="ce216"/>
          <table:table-cell table:style-name="ce218"/>
          <table:table-cell table:style-name="ce230"/>
          <table:table-cell table:style-name="ce218"/>
          <table:table-cell table:style-name="ce230"/>
          <table:table-cell table:style-name="ce167" table:number-columns-repeated="1014"/>
        </table:table-row>
        <table:table-row table:style-name="ro3">
          <table:table-cell table:style-name="ce162" office:value-type="float" office:value="5" calcext:value-type="float">
            <text:p>5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Installation Testing</text:p>
          </table:table-cell>
          <table:table-cell table:style-name="ce174"/>
          <table:table-cell table:style-name="ce225" office:value-type="time" office:time-value="PT00H00M00S" calcext:value-type="time">
            <text:p>00:00</text:p>
          </table:table-cell>
          <table:table-cell table:style-name="ce231" table:formula="of:=[.G3]+SUM([.G4:.G65502])" office:value-type="time" office:time-value="PT00H40M00S" calcext:value-type="time">
            <text:p>00:40</text:p>
          </table:table-cell>
          <table:table-cell table:style-name="ce225" table:formula="of:=['4. Build'.$J$3]" office:value-type="time" office:time-value="PT17H20M00S" calcext:value-type="time">
            <text:p>17:20</text:p>
          </table:table-cell>
          <table:table-cell table:style-name="ce231" table:formula="of:=MAX([.I4:.I65502])" office:value-type="time" office:time-value="PT17H55M00S" calcext:value-type="time">
            <text:p>17:55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69"/>
          <table:table-cell table:number-columns-repeated="1022"/>
        </table:table-row>
        <table:table-row table:style-name="ro1">
          <table:table-cell table:style-name="ce127"/>
          <table:table-cell table:style-name="ce170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Preparation</text:p>
          </table:table-cell>
          <table:table-cell table:style-name="ce175"/>
          <table:table-cell table:style-name="ce227" office:value-type="time" office:time-value="PT00H05M00S" calcext:value-type="time">
            <text:p>00:05</text:p>
          </table:table-cell>
          <table:table-cell table:style-name="ce236"/>
          <table:table-cell table:style-name="ce227" table:formula="of:=MAX([.I$1:.I4])+[.G5]" office:value-type="time" office:time-value="PT17H25M00S" calcext:value-type="time">
            <text:p>17:25</text:p>
          </table:table-cell>
          <table:table-cell table:style-name="ce236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5.1.1." calcext:value-type="string">
            <text:p>5.1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8]); &quot;.&quot;)" office:value-type="string" office:string-value="5.1.2." calcext:value-type="string">
            <text:p>5.1.2.</text:p>
          </table:table-cell>
          <table:table-cell table:style-name="ce196" office:value-type="string" calcext:value-type="string">
            <text:p></text:p>
          </table:table-cell>
          <table:table-cell table:style-name="ce362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10]); &quot;.&quot;)" office:value-type="string" office:string-value="5.1.3." calcext:value-type="string">
            <text:p>5.1.3.</text:p>
          </table:table-cell>
          <table:table-cell table:style-name="ce196" office:value-type="string" calcext:value-type="string">
            <text:p></text:p>
          </table:table-cell>
          <table:table-cell table:style-name="ce362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11]); &quot;.&quot;)" office:value-type="string" office:string-value="5.1.4." calcext:value-type="string">
            <text:p>5.1.4.</text:p>
          </table:table-cell>
          <table:table-cell table:style-name="ce196" office:value-type="string" calcext:value-type="string">
            <text:p></text:p>
          </table:table-cell>
          <table:table-cell table:style-name="ce362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12]); &quot;.&quot;)" office:value-type="string" office:string-value="5.1.5." calcext:value-type="string">
            <text:p>5.1.5.</text:p>
          </table:table-cell>
          <table:table-cell table:style-name="ce196" office:value-type="string" calcext:value-type="string">
            <text:p></text:p>
          </table:table-cell>
          <table:table-cell table:style-name="ce362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0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Installation</text:p>
          </table:table-cell>
          <table:table-cell table:style-name="ce175"/>
          <table:table-cell table:style-name="ce227" office:value-type="time" office:time-value="PT00H05M00S" calcext:value-type="time">
            <text:p>00:05</text:p>
          </table:table-cell>
          <table:table-cell table:style-name="ce236"/>
          <table:table-cell table:style-name="ce227" table:formula="of:=MAX([.I$1:.I12])+[.G14]" office:value-type="time" office:time-value="PT17H30M00S" calcext:value-type="time">
            <text:p>17:30</text:p>
          </table:table-cell>
          <table:table-cell table:style-name="ce236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un manual after-installation tests</text:p>
          </table:table-cell>
          <table:table-cell table:style-name="ce175"/>
          <table:table-cell table:style-name="ce227" office:value-type="time" office:time-value="PT00H30M00S" calcext:value-type="time">
            <text:p>00:30</text:p>
          </table:table-cell>
          <table:table-cell table:style-name="ce236"/>
          <table:table-cell table:style-name="ce227" table:formula="of:=MAX([.I$1:.I12])+[.G17]" office:value-type="time" office:time-value="PT17H55M00S" calcext:value-type="time">
            <text:p>17:5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6"/>
        <table:table-column table:style-name="co23" table:default-cell-style-name="ce232"/>
        <table:table-column table:style-name="co23" table:default-cell-style-name="ce226"/>
        <table:table-column table:style-name="co23" table:default-cell-style-name="ce232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6" table:number-columns-repeated="4"/>
          <table:table-cell table:style-name="ce215" office:value-type="string" calcext:value-type="string">
            <text:p>Duration</text:p>
          </table:table-cell>
          <table:table-cell table:style-name="ce217" office:value-type="string" calcext:value-type="string">
            <text:p>Step</text:p>
          </table:table-cell>
          <table:table-cell table:style-name="ce229"/>
          <table:table-cell table:style-name="ce217" office:value-type="string" calcext:value-type="string">
            <text:p>Total</text:p>
          </table:table-cell>
          <table:table-cell table:style-name="ce229"/>
          <table:table-cell table:style-name="ce166" table:number-columns-repeated="1014"/>
        </table:table-row>
        <table:table-row table:style-name="ro1">
          <table:table-cell table:style-name="ce161"/>
          <table:table-cell table:style-name="ce167" table:number-columns-repeated="4"/>
          <table:table-cell table:style-name="ce216"/>
          <table:table-cell table:style-name="ce218"/>
          <table:table-cell table:style-name="ce230"/>
          <table:table-cell table:style-name="ce218"/>
          <table:table-cell table:style-name="ce230"/>
          <table:table-cell table:style-name="ce167" table:number-columns-repeated="1014"/>
        </table:table-row>
        <table:table-row table:style-name="ro3">
          <table:table-cell table:style-name="ce162" office:value-type="float" office:value="6" calcext:value-type="float">
            <text:p>6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Packaging</text:p>
          </table:table-cell>
          <table:table-cell table:style-name="ce174"/>
          <table:table-cell table:style-name="ce225" office:value-type="time" office:time-value="PT00H00M00S" calcext:value-type="time">
            <text:p>00:00</text:p>
          </table:table-cell>
          <table:table-cell table:style-name="ce231" table:formula="of:=[.G3]+SUM([.G4:.G65518])" office:value-type="time" office:time-value="PT00H30M00S" calcext:value-type="time">
            <text:p>00:30</text:p>
          </table:table-cell>
          <table:table-cell table:style-name="ce225" table:formula="of:=['5. Installation Testing'.$J$3]" office:value-type="time" office:time-value="PT17H55M00S" calcext:value-type="time">
            <text:p>17:55</text:p>
          </table:table-cell>
          <table:table-cell table:style-name="ce231" table:formula="of:=MAX([.I4:.I65518])" office:value-type="time" office:time-value="PT18H25M00S" calcext:value-type="time">
            <text:p>18:25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69"/>
          <table:table-cell table:number-columns-repeated="1022"/>
        </table:table-row>
        <table:table-row table:style-name="ro1">
          <table:table-cell table:style-name="ce127"/>
          <table:table-cell table:style-name="ce170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Commit and tag YAT</text:p>
          </table:table-cell>
          <table:table-cell table:style-name="ce175"/>
          <table:table-cell table:style-name="ce227" office:value-type="time" office:time-value="PT00H15M00S" calcext:value-type="time">
            <text:p>00:15</text:p>
          </table:table-cell>
          <table:table-cell table:style-name="ce236"/>
          <table:table-cell table:style-name="ce227" table:formula="of:=MAX([.I$1:.I4])+[.G5]" office:value-type="time" office:time-value="PT18H10M00S" calcext:value-type="time">
            <text:p>18:1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6.1.1." calcext:value-type="string">
            <text:p>6.1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7]); &quot;.&quot;)" office:value-type="string" office:string-value="6.1.2." calcext:value-type="string">
            <text:p>6.1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16]); &quot;.&quot;)" office:value-type="string" office:string-value="6.1.3." calcext:value-type="string">
            <text:p>6.1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Pack YAT</text:p>
          </table:table-cell>
          <table:table-cell table:style-name="ce175"/>
          <table:table-cell table:style-name="ce227" office:value-type="time" office:time-value="PT00H15M00S" calcext:value-type="time">
            <text:p>00:15</text:p>
          </table:table-cell>
          <table:table-cell table:style-name="ce236"/>
          <table:table-cell table:style-name="ce227" table:formula="of:=MAX([.I$1:.I15])+[.G18]" office:value-type="time" office:time-value="PT18H25M00S" calcext:value-type="time">
            <text:p>18:2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3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3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3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3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6"/>
        <table:table-column table:style-name="co23" table:default-cell-style-name="ce232"/>
        <table:table-column table:style-name="co23" table:default-cell-style-name="ce226"/>
        <table:table-column table:style-name="co23" table:default-cell-style-name="ce232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6" table:number-columns-repeated="4"/>
          <table:table-cell table:style-name="ce215" office:value-type="string" calcext:value-type="string">
            <text:p>Duration</text:p>
          </table:table-cell>
          <table:table-cell table:style-name="ce217" office:value-type="string" calcext:value-type="string">
            <text:p>Step</text:p>
          </table:table-cell>
          <table:table-cell table:style-name="ce229"/>
          <table:table-cell table:style-name="ce217" office:value-type="string" calcext:value-type="string">
            <text:p>Total</text:p>
          </table:table-cell>
          <table:table-cell table:style-name="ce229"/>
          <table:table-cell table:style-name="ce166" table:number-columns-repeated="1014"/>
        </table:table-row>
        <table:table-row table:style-name="ro1">
          <table:table-cell table:style-name="ce161"/>
          <table:table-cell table:style-name="ce167" table:number-columns-repeated="4"/>
          <table:table-cell table:style-name="ce216"/>
          <table:table-cell table:style-name="ce218"/>
          <table:table-cell table:style-name="ce230"/>
          <table:table-cell table:style-name="ce218"/>
          <table:table-cell table:style-name="ce230"/>
          <table:table-cell table:style-name="ce167" table:number-columns-repeated="1014"/>
        </table:table-row>
        <table:table-row table:style-name="ro3">
          <table:table-cell table:style-name="ce162" office:value-type="float" office:value="7" calcext:value-type="float">
            <text:p>7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Upload</text:p>
          </table:table-cell>
          <table:table-cell table:style-name="ce174"/>
          <table:table-cell table:style-name="ce225" office:value-type="time" office:time-value="PT00H00M00S" calcext:value-type="time">
            <text:p>00:00</text:p>
          </table:table-cell>
          <table:table-cell table:style-name="ce231" table:formula="of:=[.G3]+SUM([.G4:.G65528])" office:value-type="time" office:time-value="PT01H20M00S" calcext:value-type="time">
            <text:p>01:20</text:p>
          </table:table-cell>
          <table:table-cell table:style-name="ce225" table:formula="of:=['5. Installation Testing'.$J$3]" office:value-type="time" office:time-value="PT17H55M00S" calcext:value-type="time">
            <text:p>17:55</text:p>
          </table:table-cell>
          <table:table-cell table:style-name="ce231" table:formula="of:=MAX([.I4:.I65528])" office:value-type="time" office:time-value="PT19H15M00S" calcext:value-type="time">
            <text:p>19:15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69"/>
          <table:table-cell table:number-columns-repeated="1022"/>
        </table:table-row>
        <table:table-row table:style-name="ro1">
          <table:table-cell table:style-name="ce127"/>
          <table:table-cell table:style-name="ce170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Update statistics</text:p>
          </table:table-cell>
          <table:table-cell table:style-name="ce175"/>
          <table:table-cell table:style-name="ce227" office:value-type="time" office:time-value="PT00H20M00S" calcext:value-type="time">
            <text:p>00:20</text:p>
          </table:table-cell>
          <table:table-cell table:style-name="ce236"/>
          <table:table-cell table:style-name="ce227" table:formula="of:=MAX([.I$1:.I4])+[.G5]" office:value-type="time" office:time-value="PT18H15M00S" calcext:value-type="time">
            <text:p>18:15</text:p>
          </table:table-cell>
          <table:table-cell table:style-name="ce236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7.1.1." calcext:value-type="string">
            <text:p>7.1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style-name="ce127"/>
          <table:table-cell table:style-name="ce170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Prepare upload</text:p>
          </table:table-cell>
          <table:table-cell table:style-name="ce175"/>
          <table:table-cell table:style-name="ce227" office:value-type="time" office:time-value="PT00H10M00S" calcext:value-type="time">
            <text:p>00:10</text:p>
          </table:table-cell>
          <table:table-cell table:style-name="ce236"/>
          <table:table-cell table:style-name="ce227" table:formula="of:=MAX([.I$1:.I7])+[.G8]" office:value-type="time" office:time-value="PT18H25M00S" calcext:value-type="time">
            <text:p>18:2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8]; COUNTA([.C$9:.C9]); &quot;.&quot;)" office:value-type="string" office:string-value="7.2.1." calcext:value-type="string">
            <text:p>7.2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8]; COUNTA([.C$9:.C10]); &quot;.&quot;)" office:value-type="string" office:string-value="7.2.2." calcext:value-type="string">
            <text:p>7.2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8]; COUNTA([.C$9:.C11]); &quot;.&quot;)" office:value-type="string" office:string-value="7.2.3." calcext:value-type="string">
            <text:p>7.2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8]; COUNTA([.C$9:.C12]); &quot;.&quot;)" office:value-type="string" office:string-value="7.2.4." calcext:value-type="string">
            <text:p>7.2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8]; COUNTA([.C$9:.C20]); &quot;.&quot;)" office:value-type="string" office:string-value="7.2.5." calcext:value-type="string">
            <text:p>7.2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Add release</text:p>
          </table:table-cell>
          <table:table-cell table:style-name="ce175"/>
          <table:table-cell table:style-name="ce227" office:value-type="time" office:time-value="PT00H30M00S" calcext:value-type="time">
            <text:p>00:30</text:p>
          </table:table-cell>
          <table:table-cell table:style-name="ce236"/>
          <table:table-cell table:style-name="ce227" table:formula="of:=MAX([.I$1:.I21])+[.G22]" office:value-type="time" office:time-value="PT18H55M00S" calcext:value-type="time">
            <text:p>18:5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364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style-name="ce127"/>
          <table:table-cell table:style-name="ce170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Check release and release notes</text:p>
          </table:table-cell>
          <table:table-cell table:style-name="ce175"/>
          <table:table-cell table:style-name="ce227" office:value-type="time" office:time-value="PT00H10M00S" calcext:value-type="time">
            <text:p>00:10</text:p>
          </table:table-cell>
          <table:table-cell table:style-name="ce236"/>
          <table:table-cell table:style-name="ce227" table:formula="of:=MAX([.I$1:.I34])+[.G35]" office:value-type="time" office:time-value="PT19H05M00S" calcext:value-type="time">
            <text:p>19:0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0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Feature request and bug trackers</text:p>
          </table:table-cell>
          <table:table-cell table:style-name="ce175"/>
          <table:table-cell table:style-name="ce227" office:value-type="time" office:time-value="PT00H10M00S" calcext:value-type="time">
            <text:p>00:10</text:p>
          </table:table-cell>
          <table:table-cell table:style-name="ce236"/>
          <table:table-cell table:style-name="ce227" table:formula="of:=MAX([.I$1:.I47])+[.G48]" office:value-type="time" office:time-value="PT19H15M00S" calcext:value-type="time">
            <text:p>19:15</text:p>
          </table:table-cell>
          <table:table-cell table:style-name="ce241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72"/>
        <table:table-column table:style-name="co19" table:default-cell-style-name="Default"/>
        <table:table-column table:style-name="co20" table:default-cell-style-name="ce135"/>
        <table:table-column table:style-name="co21" table:default-cell-style-name="Default"/>
        <table:table-column table:style-name="co22" table:default-cell-style-name="Default"/>
        <table:table-column table:style-name="co23" table:default-cell-style-name="ce226"/>
        <table:table-column table:style-name="co23" table:default-cell-style-name="ce232"/>
        <table:table-column table:style-name="co23" table:default-cell-style-name="ce226"/>
        <table:table-column table:style-name="co23" table:default-cell-style-name="ce232"/>
        <table:table-column table:style-name="co16" table:number-columns-repeated="1014" table:default-cell-style-name="Default"/>
        <table:table-row table:style-name="ro1">
          <table:table-cell table:style-name="ce160"/>
          <table:table-cell table:style-name="ce166" table:number-columns-repeated="4"/>
          <table:table-cell table:style-name="ce215" office:value-type="string" calcext:value-type="string">
            <text:p>Duration</text:p>
          </table:table-cell>
          <table:table-cell table:style-name="ce217" office:value-type="string" calcext:value-type="string">
            <text:p>Step</text:p>
          </table:table-cell>
          <table:table-cell table:style-name="ce229"/>
          <table:table-cell table:style-name="ce217" office:value-type="string" calcext:value-type="string">
            <text:p>Total</text:p>
          </table:table-cell>
          <table:table-cell table:style-name="ce229"/>
          <table:table-cell table:style-name="ce166" table:number-columns-repeated="1014"/>
        </table:table-row>
        <table:table-row table:style-name="ro1">
          <table:table-cell table:style-name="ce161"/>
          <table:table-cell table:style-name="ce167" table:number-columns-repeated="4"/>
          <table:table-cell table:style-name="ce216"/>
          <table:table-cell table:style-name="ce218"/>
          <table:table-cell table:style-name="ce230"/>
          <table:table-cell table:style-name="ce218"/>
          <table:table-cell table:style-name="ce230"/>
          <table:table-cell table:style-name="ce167" table:number-columns-repeated="1014"/>
        </table:table-row>
        <table:table-row table:style-name="ro3">
          <table:table-cell table:style-name="ce162" office:value-type="float" office:value="8" calcext:value-type="float">
            <text:p>8.</text:p>
          </table:table-cell>
          <table:table-cell table:style-name="ce168"/>
          <table:table-cell table:style-name="ce174"/>
          <table:table-cell table:style-name="ce176"/>
          <table:table-cell table:style-name="ce168" office:value-type="string" calcext:value-type="string">
            <text:p>Finalization</text:p>
          </table:table-cell>
          <table:table-cell table:style-name="ce174"/>
          <table:table-cell table:style-name="ce225" office:value-type="time" office:time-value="PT00H00M00S" calcext:value-type="time">
            <text:p>00:00</text:p>
          </table:table-cell>
          <table:table-cell table:style-name="ce231" table:formula="of:=[.G3]+SUM([.G4:.G65548])" office:value-type="time" office:time-value="PT03H30M00S" calcext:value-type="time">
            <text:p>03:30</text:p>
          </table:table-cell>
          <table:table-cell table:style-name="ce225" table:formula="of:=['7. Upload'.$J$3]" office:value-type="time" office:time-value="PT19H15M00S" calcext:value-type="time">
            <text:p>19:15</text:p>
          </table:table-cell>
          <table:table-cell table:style-name="ce231" table:formula="of:=MAX([.I4:.I65548])" office:value-type="time" office:time-value="PT22H15M00S" calcext:value-type="time">
            <text:p>22:15</text:p>
          </table:table-cell>
          <table:table-cell table:style-name="ce248" table:number-columns-repeated="1014"/>
        </table:table-row>
        <table:table-row table:style-name="ro1">
          <table:table-cell table:style-name="ce163"/>
          <table:table-cell table:style-name="ce169"/>
          <table:table-cell table:number-columns-repeated="1022"/>
        </table:table-row>
        <table:table-row table:style-name="ro1">
          <table:table-cell table:style-name="ce127"/>
          <table:table-cell table:style-name="ce170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Submit news</text:p>
          </table:table-cell>
          <table:table-cell table:style-name="ce175"/>
          <table:table-cell table:style-name="ce227" office:value-type="time" office:time-value="PT00H15M00S" calcext:value-type="time">
            <text:p>00:15</text:p>
          </table:table-cell>
          <table:table-cell table:style-name="ce236"/>
          <table:table-cell table:style-name="ce227" table:formula="of:=MAX([.I$1:.I4])+[.G5]" office:value-type="time" office:time-value="PT19H30M00S" calcext:value-type="time">
            <text:p>19:30</text:p>
          </table:table-cell>
          <table:table-cell table:style-name="ce236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5]; COUNTA([.C$6:.C6]); &quot;.&quot;)" office:value-type="string" office:string-value="8.1.1." calcext:value-type="string">
            <text:p>8.1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5]; COUNTA([.C$6:.C7]); &quot;.&quot;)" office:value-type="string" office:string-value="8.1.2." calcext:value-type="string">
            <text:p>8.1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style-name="ce366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Send e-mail to the YAT mailing list (Attention: Mail delay up to 60 min !!!)</text:p>
          </table:table-cell>
          <table:table-cell table:style-name="ce175"/>
          <table:table-cell table:style-name="ce227" office:value-type="time" office:time-value="PT00H15M00S" calcext:value-type="time">
            <text:p>00:15</text:p>
          </table:table-cell>
          <table:table-cell table:style-name="ce236"/>
          <table:table-cell table:style-name="ce227" table:formula="of:=MAX([.I$1:.I12])+[.G13]" office:value-type="time" office:time-value="PT19H45M00S" calcext:value-type="time">
            <text:p>19:4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Cleanup</text:p>
          </table:table-cell>
          <table:table-cell table:style-name="ce175"/>
          <table:table-cell table:style-name="ce227" office:value-type="time" office:time-value="PT00H15M00S" calcext:value-type="time">
            <text:p>00:15</text:p>
          </table:table-cell>
          <table:table-cell table:style-name="ce236"/>
          <table:table-cell table:style-name="ce227" table:formula="of:=MAX([.I$1:.I28])+[.G29]" office:value-type="time" office:time-value="PT20H00M00S" calcext:value-type="time">
            <text:p>20:0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 table:style-name="ce127"/>
          <table:table-cell table:style-name="ce170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Upgrade tools</text:p>
          </table:table-cell>
          <table:table-cell table:style-name="ce175"/>
          <table:table-cell table:style-name="ce227" office:value-type="time" office:time-value="PT01H00M00S" calcext:value-type="time">
            <text:p>01:00</text:p>
          </table:table-cell>
          <table:table-cell table:style-name="ce236"/>
          <table:table-cell table:style-name="ce227" table:formula="of:=MAX([.I$1:.I28])+[.G39]" office:value-type="time" office:time-value="PT20H45M00S" calcext:value-type="time">
            <text:p>20:4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Recreate and verify working copy</text:p>
          </table:table-cell>
          <table:table-cell table:style-name="ce175"/>
          <table:table-cell table:style-name="ce227" office:value-type="time" office:time-value="PT00H15M00S" calcext:value-type="time">
            <text:p>00:15</text:p>
          </table:table-cell>
          <table:table-cell table:style-name="ce236"/>
          <table:table-cell table:style-name="ce227" table:formula="of:=MAX([.I$1:.I37])+[.G45]" office:value-type="time" office:time-value="PT20H15M00S" calcext:value-type="time">
            <text:p>20:15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27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27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7"/>
          <table:table-cell table:style-name="ce170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Archive</text:p>
          </table:table-cell>
          <table:table-cell table:style-name="ce175"/>
          <table:table-cell table:style-name="ce227" office:value-type="time" office:time-value="PT00H15M00S" calcext:value-type="time">
            <text:p>00:15</text:p>
          </table:table-cell>
          <table:table-cell table:style-name="ce236"/>
          <table:table-cell table:style-name="ce227" table:formula="of:=MAX([.I$1:.I60])+[.G61]" office:value-type="time" office:time-value="PT21H00M00S" calcext:value-type="time">
            <text:p>21:00</text:p>
          </table:table-cell>
          <table:table-cell table:style-name="ce241"/>
          <table:table-cell table:style-name="ce127" table:number-columns-repeated="1014"/>
        </table:table-row>
        <table:table-row table:style-name="ro1">
          <table:table-cell table:number-columns-repeated="2"/>
          <table:table-cell table:style-name="ce172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/>
          <table:table-cell table:style-name="ce196"/>
          <table:table-cell table:number-columns-repeated="1020"/>
        </table:table-row>
        <table:table-row table:style-name="ro1">
          <table:table-cell/>
          <table:table-cell table:style-name="ce170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Backup</text:p>
          </table:table-cell>
          <table:table-cell table:style-name="ce175"/>
          <table:table-cell table:style-name="ce227" office:value-type="time" office:time-value="PT01H00M00S" calcext:value-type="time">
            <text:p>01:00</text:p>
          </table:table-cell>
          <table:table-cell table:style-name="ce236"/>
          <table:table-cell table:style-name="ce227" table:formula="of:=MAX([.I$1:.I63])+[.G68]" office:value-type="time" office:time-value="PT22H00M00S" calcext:value-type="time">
            <text:p>22:00</text:p>
          </table:table-cell>
          <table:table-cell table:style-name="ce241"/>
          <table:table-cell table:number-columns-repeated="1014"/>
        </table:table-row>
        <table:table-row table:style-name="ro1">
          <table:table-cell table:number-columns-repeated="2"/>
          <table:table-cell table:style-name="ce172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0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75"/>
          <table:table-cell table:style-name="ce192"/>
          <table:table-cell table:style-name="ce175" office:value-type="string" calcext:value-type="string">
            <text:p>Update and verify working copy (wait for a few days in case of a severe issue)</text:p>
          </table:table-cell>
          <table:table-cell table:style-name="ce175"/>
          <table:table-cell table:style-name="ce227" office:value-type="time" office:time-value="PT00H15M00S" calcext:value-type="time">
            <text:p>00:15</text:p>
          </table:table-cell>
          <table:table-cell table:style-name="ce236"/>
          <table:table-cell table:style-name="ce227" table:formula="of:=MAX([.I$1:.I72])+[.G73]" office:value-type="time" office:time-value="PT22H15M00S" calcext:value-type="time">
            <text:p>22:15</text:p>
          </table:table-cell>
          <table:table-cell table:style-name="ce241"/>
          <table:table-cell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Increment product version in ALAZ.Version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Increment product version in netrtfwriter AssemblyInfo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Increment product version in MKY.Version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7"/>
          <table:table-cell table:style-name="ce365"/>
          <table:table-cell table:style-name="ce267" office:value-type="string" calcext:value-type="string">
            <text:p>&gt; Add 'Development', e.g. '// MKY Development Version 1.0.14'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Increment product version in netrtfwriter\RtfWriter\Properties\AssemblyInfo.cs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Increment product version in NUnit.Version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7"/>
          <table:table-cell table:style-name="ce365"/>
          <table:table-cell table:style-name="ce267" office:value-type="string" calcext:value-type="string">
            <text:p>&gt; Add 'Development', e.g. '// NUnit Development Version 1.0.11'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Increment product version in YAT.Version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7"/>
          <table:table-cell table:style-name="ce365"/>
          <table:table-cell table:style-name="ce267" office:value-type="string" calcext:value-type="string">
            <text:p>&gt; Add 'Development', e.g. '// YAT 2.0 Gamma 2 Development Version 1.99.35'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/>
          <table:table-cell table:style-name="ce269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72" office:value-type="string" calcext:value-type="string">
            <text:p></text:p>
          </table:table-cell>
          <table:table-cell table:style-name="ce267" office:value-type="string" calcext:value-type="string">
            <text:p>Set product name post fix in "YAT.Application.ApplicationEx"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style-name="ce267"/>
          <table:table-cell table:style-name="ce269" table:number-columns-repeated="2"/>
          <table:table-cell table:style-name="ce272"/>
          <table:table-cell table:style-name="ce267" office:value-type="string" calcext:value-type="string">
            <text:p>&gt; Add 'Development' to clearly state that files are non-released revisions.</text:p>
          </table:table-cell>
          <table:table-cell table:style-name="ce267"/>
          <table:table-cell table:style-name="ce280"/>
          <table:table-cell table:style-name="ce283"/>
          <table:table-cell table:style-name="ce280"/>
          <table:table-cell table:style-name="ce283"/>
          <table:table-cell table:style-name="ce267" table:number-columns-repeated="1014"/>
        </table:table-row>
        <table:table-row table:style-name="ro1">
          <table:table-cell table:number-columns-repeated="2"/>
          <table:table-cell table:style-name="ce172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2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96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.00.0000</text:date>, <text:time style:data-style-name="N2" text:time-value="21:29:02.44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5H9M12S</meta:editing-duration>
    <meta:editing-cycles>397</meta:editing-cycles>
    <meta:generator>LibreOffice/6.1.5.2$Windows_X86_64 LibreOffice_project/90f8dcf33c87b3705e78202e3df5142b201bd805</meta:generator>
    <meta:initial-creator>Matthias Kläy</meta:initial-creator>
    <dc:date>2019-08-15T21:36:10.442000000</dc:date>
    <meta:print-date>2019-08-15T21:30:34.524000000</meta:print-date>
    <meta:document-statistic meta:table-count="9" meta:cell-count="1362" meta:object-count="0"/>
  </office:meta>
</office:document-meta>
</file>